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49.46mm"/>
    </style:style>
    <style:style style:name="co6" style:family="table-column">
      <style:table-column-properties fo:break-before="auto" style:column-width="37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nt Colony Optimization" table:style-name="ta1">
        <table:table-source xlink:type="simple" xlink:href="../summary/Ant%20Colony%20Optimization.txt" table:table-name="Ant Colony Optimization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6" calcext:value-type="float">
            <text:p>2336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19" calcext:value-type="float">
            <text:p>231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3" calcext:value-type="float">
            <text:p>1613</text:p>
          </table:table-cell>
          <table:table-cell office:value-type="float" office:value="2324" calcext:value-type="float">
            <text:p>232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42" calcext:value-type="float">
            <text:p>234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7" calcext:value-type="float">
            <text:p>1617</text:p>
          </table:table-cell>
          <table:table-cell office:value-type="float" office:value="2331" calcext:value-type="float">
            <text:p>2331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22" calcext:value-type="float">
            <text:p>232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17" calcext:value-type="float">
            <text:p>2317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22" calcext:value-type="float">
            <text:p>232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9" calcext:value-type="float">
            <text:p>1619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33" calcext:value-type="float">
            <text:p>233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25" calcext:value-type="float">
            <text:p>232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27" calcext:value-type="float">
            <text:p>232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27" calcext:value-type="float">
            <text:p>2327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28" calcext:value-type="float">
            <text:p>2328</text:p>
          </table:table-cell>
          <table:table-cell office:value-type="float" office:value="2725" calcext:value-type="float">
            <text:p>2725</text:p>
          </table:table-cell>
          <table:table-cell office:value-type="float" office:value="3135" calcext:value-type="float">
            <text:p>313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2" calcext:value-type="float">
            <text:p>1612</text:p>
          </table:table-cell>
          <table:table-cell office:value-type="float" office:value="2329" calcext:value-type="float">
            <text:p>2329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31" calcext:value-type="float">
            <text:p>2331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26" calcext:value-type="float">
            <text:p>2326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2" calcext:value-type="float">
            <text:p>1612</text:p>
          </table:table-cell>
          <table:table-cell office:value-type="float" office:value="2326" calcext:value-type="float">
            <text:p>2326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0" calcext:value-type="float">
            <text:p>1610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20" calcext:value-type="float">
            <text:p>232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2" calcext:value-type="float">
            <text:p>1612</text:p>
          </table:table-cell>
          <table:table-cell office:value-type="float" office:value="2332" calcext:value-type="float">
            <text:p>233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8" calcext:value-type="float">
            <text:p>1608</text:p>
          </table:table-cell>
          <table:table-cell office:value-type="float" office:value="2344" calcext:value-type="float">
            <text:p>234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5" calcext:value-type="float">
            <text:p>1605</text:p>
          </table:table-cell>
          <table:table-cell office:value-type="float" office:value="2331" calcext:value-type="float">
            <text:p>233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0" calcext:value-type="float">
            <text:p>1610</text:p>
          </table:table-cell>
          <table:table-cell office:value-type="float" office:value="2332" calcext:value-type="float">
            <text:p>233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8" calcext:value-type="float">
            <text:p>1618</text:p>
          </table:table-cell>
          <table:table-cell office:value-type="float" office:value="2341" calcext:value-type="float">
            <text:p>234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9" calcext:value-type="float">
            <text:p>1609</text:p>
          </table:table-cell>
          <table:table-cell office:value-type="float" office:value="2340" calcext:value-type="float">
            <text:p>234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8" calcext:value-type="float">
            <text:p>1608</text:p>
          </table:table-cell>
          <table:table-cell office:value-type="float" office:value="2325" calcext:value-type="float">
            <text:p>2325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0" calcext:value-type="float">
            <text:p>1610</text:p>
          </table:table-cell>
          <table:table-cell office:value-type="float" office:value="2333" calcext:value-type="float">
            <text:p>2333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39" calcext:value-type="float">
            <text:p>233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36" calcext:value-type="float">
            <text:p>2336</text:p>
          </table:table-cell>
          <table:table-cell office:value-type="float" office:value="2724" calcext:value-type="float">
            <text:p>2724</text:p>
          </table:table-cell>
          <table:table-cell office:value-type="float" office:value="3122" calcext:value-type="float">
            <text:p>3122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28" calcext:value-type="float">
            <text:p>2328</text:p>
          </table:table-cell>
          <table:table-cell office:value-type="float" office:value="2733" calcext:value-type="float">
            <text:p>2733</text:p>
          </table:table-cell>
          <table:table-cell office:value-type="float" office:value="3123" calcext:value-type="float">
            <text:p>312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0" calcext:value-type="float">
            <text:p>1610</text:p>
          </table:table-cell>
          <table:table-cell office:value-type="float" office:value="2339" calcext:value-type="float">
            <text:p>2339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8" calcext:value-type="float">
            <text:p>1608</text:p>
          </table:table-cell>
          <table:table-cell office:value-type="float" office:value="2327" calcext:value-type="float">
            <text:p>232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8" calcext:value-type="float">
            <text:p>1618</text:p>
          </table:table-cell>
          <table:table-cell office:value-type="float" office:value="2318" calcext:value-type="float">
            <text:p>2318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5" calcext:value-type="float">
            <text:p>1615</text:p>
          </table:table-cell>
          <table:table-cell office:value-type="float" office:value="2328" calcext:value-type="float">
            <text:p>232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8" calcext:value-type="float">
            <text:p>1618</text:p>
          </table:table-cell>
          <table:table-cell office:value-type="float" office:value="2305" calcext:value-type="float">
            <text:p>2305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3" calcext:value-type="float">
            <text:p>2333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9" calcext:value-type="float">
            <text:p>1619</text:p>
          </table:table-cell>
          <table:table-cell office:value-type="float" office:value="2332" calcext:value-type="float">
            <text:p>233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3" calcext:value-type="float">
            <text:p>2333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9" calcext:value-type="float">
            <text:p>1589</text:p>
          </table:table-cell>
          <table:table-cell office:value-type="float" office:value="2326" calcext:value-type="float">
            <text:p>2326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4" calcext:value-type="float">
            <text:p>1614</text:p>
          </table:table-cell>
          <table:table-cell office:value-type="float" office:value="2332" calcext:value-type="float">
            <text:p>2332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3" calcext:value-type="float">
            <text:p>1613</text:p>
          </table:table-cell>
          <table:table-cell office:value-type="float" office:value="2314" calcext:value-type="float">
            <text:p>231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5" calcext:value-type="float">
            <text:p>1605</text:p>
          </table:table-cell>
          <table:table-cell office:value-type="float" office:value="2328" calcext:value-type="float">
            <text:p>232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3" calcext:value-type="float">
            <text:p>1613</text:p>
          </table:table-cell>
          <table:table-cell office:value-type="float" office:value="2321" calcext:value-type="float">
            <text:p>232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2" calcext:value-type="float">
            <text:p>1612</text:p>
          </table:table-cell>
          <table:table-cell office:value-type="float" office:value="2334" calcext:value-type="float">
            <text:p>233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5" calcext:value-type="float">
            <text:p>1615</text:p>
          </table:table-cell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7" calcext:value-type="float">
            <text:p>233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9" calcext:value-type="float">
            <text:p>1609</text:p>
          </table:table-cell>
          <table:table-cell office:value-type="float" office:value="2332" calcext:value-type="float">
            <text:p>2332</text:p>
          </table:table-cell>
          <table:table-cell office:value-type="float" office:value="2724" calcext:value-type="float">
            <text:p>2724</text:p>
          </table:table-cell>
          <table:table-cell office:value-type="float" office:value="3120" calcext:value-type="float">
            <text:p>3120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21" calcext:value-type="float">
            <text:p>232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2" calcext:value-type="float">
            <text:p>233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2" calcext:value-type="float">
            <text:p>1612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31" calcext:value-type="float">
            <text:p>2331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5" calcext:value-type="float">
            <text:p>1605</text:p>
          </table:table-cell>
          <table:table-cell office:value-type="float" office:value="2332" calcext:value-type="float">
            <text:p>233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9" calcext:value-type="float">
            <text:p>1619</text:p>
          </table:table-cell>
          <table:table-cell office:value-type="float" office:value="2328" calcext:value-type="float">
            <text:p>2328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21" calcext:value-type="float">
            <text:p>232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2" calcext:value-type="float">
            <text:p>233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2" calcext:value-type="float">
            <text:p>1612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0" calcext:value-type="float">
            <text:p>1610</text:p>
          </table:table-cell>
          <table:table-cell office:value-type="float" office:value="2324" calcext:value-type="float">
            <text:p>232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05" calcext:value-type="float">
            <text:p>2305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2" calcext:value-type="float">
            <text:p>233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1" calcext:value-type="float">
            <text:p>233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2" calcext:value-type="float">
            <text:p>1612</text:p>
          </table:table-cell>
          <table:table-cell office:value-type="float" office:value="2317" calcext:value-type="float">
            <text:p>2317</text:p>
          </table:table-cell>
          <table:table-cell office:value-type="float" office:value="2733" calcext:value-type="float">
            <text:p>2733</text:p>
          </table:table-cell>
          <table:table-cell office:value-type="float" office:value="3123" calcext:value-type="float">
            <text:p>3123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3" calcext:value-type="float">
            <text:p>1613</text:p>
          </table:table-cell>
          <table:table-cell office:value-type="float" office:value="2332" calcext:value-type="float">
            <text:p>2332</text:p>
          </table:table-cell>
          <table:table-cell office:value-type="float" office:value="2732" calcext:value-type="float">
            <text:p>2732</text:p>
          </table:table-cell>
          <table:table-cell office:value-type="float" office:value="3127" calcext:value-type="float">
            <text:p>312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39" calcext:value-type="float">
            <text:p>2339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1" calcext:value-type="float">
            <text:p>1601</text:p>
          </table:table-cell>
          <table:table-cell office:value-type="float" office:value="2320" calcext:value-type="float">
            <text:p>2320</text:p>
          </table:table-cell>
          <table:table-cell office:value-type="float" office:value="2733" calcext:value-type="float">
            <text:p>2733</text:p>
          </table:table-cell>
          <table:table-cell office:value-type="float" office:value="3126" calcext:value-type="float">
            <text:p>312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8" calcext:value-type="float">
            <text:p>1618</text:p>
          </table:table-cell>
          <table:table-cell office:value-type="float" office:value="2326" calcext:value-type="float">
            <text:p>232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5" calcext:value-type="float">
            <text:p>1605</text:p>
          </table:table-cell>
          <table:table-cell office:value-type="float" office:value="2326" calcext:value-type="float">
            <text:p>2326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32" calcext:value-type="float">
            <text:p>233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25" calcext:value-type="float">
            <text:p>2325</text:p>
          </table:table-cell>
          <table:table-cell office:value-type="float" office:value="2732" calcext:value-type="float">
            <text:p>2732</text:p>
          </table:table-cell>
          <table:table-cell office:value-type="float" office:value="3116" calcext:value-type="float">
            <text:p>311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34" calcext:value-type="float">
            <text:p>2334</text:p>
          </table:table-cell>
          <table:table-cell office:value-type="float" office:value="2725" calcext:value-type="float">
            <text:p>2725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6" calcext:value-type="float">
            <text:p>1616</text:p>
          </table:table-cell>
          <table:table-cell office:value-type="float" office:value="2336" calcext:value-type="float">
            <text:p>233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08" calcext:value-type="float">
            <text:p>2308</text:p>
          </table:table-cell>
          <table:table-cell office:value-type="float" office:value="2727" calcext:value-type="float">
            <text:p>2727</text:p>
          </table:table-cell>
          <table:table-cell office:value-type="float" office:value="3125" calcext:value-type="float">
            <text:p>312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17" calcext:value-type="float">
            <text:p>231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2" calcext:value-type="float">
            <text:p>1602</text:p>
          </table:table-cell>
          <table:table-cell office:value-type="float" office:value="2323" calcext:value-type="float">
            <text:p>2323</text:p>
          </table:table-cell>
          <table:table-cell office:value-type="float" office:value="2727" calcext:value-type="float">
            <text:p>2727</text:p>
          </table:table-cell>
          <table:table-cell office:value-type="float" office:value="3135" calcext:value-type="float">
            <text:p>3135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27" calcext:value-type="float">
            <text:p>2327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22" calcext:value-type="float">
            <text:p>232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5" calcext:value-type="float">
            <text:p>1615</text:p>
          </table:table-cell>
          <table:table-cell office:value-type="float" office:value="2330" calcext:value-type="float">
            <text:p>2330</text:p>
          </table:table-cell>
          <table:table-cell office:value-type="float" office:value="2725" calcext:value-type="float">
            <text:p>2725</text:p>
          </table:table-cell>
          <table:table-cell office:value-type="float" office:value="3126" calcext:value-type="float">
            <text:p>3126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41" calcext:value-type="float">
            <text:p>2341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31" calcext:value-type="float">
            <text:p>233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5" calcext:value-type="float">
            <text:p>233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26" calcext:value-type="float">
            <text:p>232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25" calcext:value-type="float">
            <text:p>2325</text:p>
          </table:table-cell>
          <table:table-cell office:value-type="float" office:value="2729" calcext:value-type="float">
            <text:p>2729</text:p>
          </table:table-cell>
          <table:table-cell office:value-type="float" office:value="3126" calcext:value-type="float">
            <text:p>3126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28" calcext:value-type="float">
            <text:p>2328</text:p>
          </table:table-cell>
          <table:table-cell office:value-type="float" office:value="2727" calcext:value-type="float">
            <text:p>2727</text:p>
          </table:table-cell>
          <table:table-cell office:value-type="float" office:value="3099" calcext:value-type="float">
            <text:p>3099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16" calcext:value-type="float">
            <text:p>2316</text:p>
          </table:table-cell>
          <table:table-cell office:value-type="float" office:value="2728" calcext:value-type="float">
            <text:p>2728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1" calcext:value-type="float">
            <text:p>233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27" calcext:value-type="float">
            <text:p>232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2" calcext:value-type="float">
            <text:p>1602</text:p>
          </table:table-cell>
          <table:table-cell office:value-type="float" office:value="2340" calcext:value-type="float">
            <text:p>234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1" calcext:value-type="float">
            <text:p>1601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2" calcext:value-type="float">
            <text:p>233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36" calcext:value-type="float">
            <text:p>233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0" calcext:value-type="float">
            <text:p>2330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23" calcext:value-type="float">
            <text:p>2323</text:p>
          </table:table-cell>
          <table:table-cell office:value-type="float" office:value="2725" calcext:value-type="float">
            <text:p>2725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25" calcext:value-type="float">
            <text:p>232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114" calcext:value-type="float">
            <text:p>3114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15" calcext:value-type="float">
            <text:p>231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4" calcext:value-type="float">
            <text:p>1614</text:p>
          </table:table-cell>
          <table:table-cell office:value-type="float" office:value="2316" calcext:value-type="float">
            <text:p>2316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13" calcext:value-type="float">
            <text:p>231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24" calcext:value-type="float">
            <text:p>232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23" calcext:value-type="float">
            <text:p>232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34" calcext:value-type="float">
            <text:p>233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23" calcext:value-type="float">
            <text:p>232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</table:table>
      <table:table table:name="Bees algorithm" table:style-name="ta1">
        <table:table-source xlink:type="simple" xlink:href="../summary/Bees%20algorithm.txt" table:table-name="Bees algorithm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6" calcext:value-type="float">
            <text:p>312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4" calcext:value-type="float">
            <text:p>2314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29" calcext:value-type="float">
            <text:p>3129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2" calcext:value-type="float">
            <text:p>231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9" calcext:value-type="float">
            <text:p>230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15" calcext:value-type="float">
            <text:p>231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06" calcext:value-type="float">
            <text:p>230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11" calcext:value-type="float">
            <text:p>2311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7" calcext:value-type="float">
            <text:p>230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85" calcext:value-type="float">
            <text:p>1585</text:p>
          </table:table-cell>
          <table:table-cell office:value-type="float" office:value="2306" calcext:value-type="float">
            <text:p>230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5" calcext:value-type="float">
            <text:p>231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1" calcext:value-type="float">
            <text:p>230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2" calcext:value-type="float">
            <text:p>230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6" calcext:value-type="float">
            <text:p>230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0" calcext:value-type="float">
            <text:p>231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1" calcext:value-type="float">
            <text:p>231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5" calcext:value-type="float">
            <text:p>2725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299" calcext:value-type="float">
            <text:p>229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2" calcext:value-type="float">
            <text:p>231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4" calcext:value-type="float">
            <text:p>230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64" calcext:value-type="float">
            <text:p>3064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9" calcext:value-type="float">
            <text:p>2729</text:p>
          </table:table-cell>
          <table:table-cell office:value-type="float" office:value="3094" calcext:value-type="float">
            <text:p>3094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1" calcext:value-type="float">
            <text:p>2311</text:p>
          </table:table-cell>
          <table:table-cell office:value-type="float" office:value="2729" calcext:value-type="float">
            <text:p>2729</text:p>
          </table:table-cell>
          <table:table-cell office:value-type="float" office:value="3106" calcext:value-type="float">
            <text:p>310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086" calcext:value-type="float">
            <text:p>308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98" calcext:value-type="float">
            <text:p>309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97" calcext:value-type="float">
            <text:p>309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10" calcext:value-type="float">
            <text:p>3110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2" calcext:value-type="float">
            <text:p>3112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7" calcext:value-type="float">
            <text:p>3117</text:p>
          </table:table-cell>
          <table:table-cell office:value-type="float" office:value="4082" calcext:value-type="float">
            <text:p>4082</text:p>
          </table:table-cell>
        </table:table-row>
      </table:table>
      <table:table table:name="Genetic" table:style-name="ta1">
        <table:table-source xlink:type="simple" xlink:href="../summary/Genetic.txt" table:table-name="Genetic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29" calcext:value-type="float">
            <text:p>2329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8" calcext:value-type="float">
            <text:p>1618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49" calcext:value-type="float">
            <text:p>3049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20" calcext:value-type="float">
            <text:p>2320</text:p>
          </table:table-cell>
          <table:table-cell office:value-type="float" office:value="2729" calcext:value-type="float">
            <text:p>2729</text:p>
          </table:table-cell>
          <table:table-cell office:value-type="float" office:value="3079" calcext:value-type="float">
            <text:p>3079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72" calcext:value-type="float">
            <text:p>3072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0" calcext:value-type="float">
            <text:p>307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22" calcext:value-type="float">
            <text:p>3122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090" calcext:value-type="float">
            <text:p>3090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059" calcext:value-type="float">
            <text:p>3059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3" calcext:value-type="float">
            <text:p>3073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24" calcext:value-type="float">
            <text:p>2324</text:p>
          </table:table-cell>
          <table:table-cell office:value-type="float" office:value="2729" calcext:value-type="float">
            <text:p>2729</text:p>
          </table:table-cell>
          <table:table-cell office:value-type="float" office:value="3079" calcext:value-type="float">
            <text:p>3079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83" calcext:value-type="float">
            <text:p>3083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58" calcext:value-type="float">
            <text:p>3058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4" calcext:value-type="float">
            <text:p>3074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5" calcext:value-type="float">
            <text:p>1605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74" calcext:value-type="float">
            <text:p>3074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74" calcext:value-type="float">
            <text:p>3074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6" calcext:value-type="float">
            <text:p>1596</text:p>
          </table:table-cell>
          <table:table-cell office:value-type="float" office:value="2317" calcext:value-type="float">
            <text:p>2317</text:p>
          </table:table-cell>
          <table:table-cell office:value-type="float" office:value="2729" calcext:value-type="float">
            <text:p>2729</text:p>
          </table:table-cell>
          <table:table-cell office:value-type="float" office:value="3079" calcext:value-type="float">
            <text:p>3079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6" calcext:value-type="float">
            <text:p>1596</text:p>
          </table:table-cell>
          <table:table-cell office:value-type="float" office:value="2326" calcext:value-type="float">
            <text:p>2326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02" calcext:value-type="float">
            <text:p>3102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3" calcext:value-type="float">
            <text:p>1583</text:p>
          </table:table-cell>
          <table:table-cell office:value-type="float" office:value="2324" calcext:value-type="float">
            <text:p>2324</text:p>
          </table:table-cell>
          <table:table-cell office:value-type="float" office:value="2729" calcext:value-type="float">
            <text:p>2729</text:p>
          </table:table-cell>
          <table:table-cell office:value-type="float" office:value="3062" calcext:value-type="float">
            <text:p>3062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7" calcext:value-type="float">
            <text:p>2317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94" calcext:value-type="float">
            <text:p>3094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77" calcext:value-type="float">
            <text:p>3077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29" calcext:value-type="float">
            <text:p>2329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087" calcext:value-type="float">
            <text:p>3087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7" calcext:value-type="float">
            <text:p>2317</text:p>
          </table:table-cell>
          <table:table-cell office:value-type="float" office:value="2729" calcext:value-type="float">
            <text:p>2729</text:p>
          </table:table-cell>
          <table:table-cell office:value-type="float" office:value="3074" calcext:value-type="float">
            <text:p>3074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7" calcext:value-type="float">
            <text:p>2317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7" calcext:value-type="float">
            <text:p>2307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3" calcext:value-type="float">
            <text:p>1583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20" calcext:value-type="float">
            <text:p>2320</text:p>
          </table:table-cell>
          <table:table-cell office:value-type="float" office:value="2729" calcext:value-type="float">
            <text:p>2729</text:p>
          </table:table-cell>
          <table:table-cell office:value-type="float" office:value="3075" calcext:value-type="float">
            <text:p>3075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3" calcext:value-type="float">
            <text:p>1583</text:p>
          </table:table-cell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084" calcext:value-type="float">
            <text:p>3084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1" calcext:value-type="float">
            <text:p>1601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094" calcext:value-type="float">
            <text:p>3094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1" calcext:value-type="float">
            <text:p>3071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27" calcext:value-type="float">
            <text:p>2327</text:p>
          </table:table-cell>
          <table:table-cell office:value-type="float" office:value="2729" calcext:value-type="float">
            <text:p>2729</text:p>
          </table:table-cell>
          <table:table-cell office:value-type="float" office:value="3095" calcext:value-type="float">
            <text:p>3095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77" calcext:value-type="float">
            <text:p>3077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5" calcext:value-type="float">
            <text:p>2315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5" calcext:value-type="float">
            <text:p>1585</text:p>
          </table:table-cell>
          <table:table-cell office:value-type="float" office:value="2330" calcext:value-type="float">
            <text:p>2330</text:p>
          </table:table-cell>
          <table:table-cell office:value-type="float" office:value="2729" calcext:value-type="float">
            <text:p>2729</text:p>
          </table:table-cell>
          <table:table-cell office:value-type="float" office:value="3072" calcext:value-type="float">
            <text:p>3072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24" calcext:value-type="float">
            <text:p>2324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3" calcext:value-type="float">
            <text:p>231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95" calcext:value-type="float">
            <text:p>3095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76" calcext:value-type="float">
            <text:p>3076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098" calcext:value-type="float">
            <text:p>3098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34" calcext:value-type="float">
            <text:p>3034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46" calcext:value-type="float">
            <text:p>3046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73" calcext:value-type="float">
            <text:p>3073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3" calcext:value-type="float">
            <text:p>1583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8" calcext:value-type="float">
            <text:p>1598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72" calcext:value-type="float">
            <text:p>3072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0" calcext:value-type="float">
            <text:p>1630</text:p>
          </table:table-cell>
          <table:table-cell office:value-type="float" office:value="2384" calcext:value-type="float">
            <text:p>238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68" calcext:value-type="float">
            <text:p>1668</text:p>
          </table:table-cell>
          <table:table-cell office:value-type="float" office:value="2404" calcext:value-type="float">
            <text:p>240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4" calcext:value-type="float">
            <text:p>1634</text:p>
          </table:table-cell>
          <table:table-cell office:value-type="float" office:value="2384" calcext:value-type="float">
            <text:p>238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65" calcext:value-type="float">
            <text:p>1665</text:p>
          </table:table-cell>
          <table:table-cell office:value-type="float" office:value="2410" calcext:value-type="float">
            <text:p>241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79" calcext:value-type="float">
            <text:p>1679</text:p>
          </table:table-cell>
          <table:table-cell office:value-type="float" office:value="2410" calcext:value-type="float">
            <text:p>241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41" calcext:value-type="float">
            <text:p>1641</text:p>
          </table:table-cell>
          <table:table-cell office:value-type="float" office:value="2407" calcext:value-type="float">
            <text:p>240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70" calcext:value-type="float">
            <text:p>1670</text:p>
          </table:table-cell>
          <table:table-cell office:value-type="float" office:value="2407" calcext:value-type="float">
            <text:p>240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68" calcext:value-type="float">
            <text:p>1668</text:p>
          </table:table-cell>
          <table:table-cell office:value-type="float" office:value="2399" calcext:value-type="float">
            <text:p>2399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51" calcext:value-type="float">
            <text:p>1651</text:p>
          </table:table-cell>
          <table:table-cell office:value-type="float" office:value="2384" calcext:value-type="float">
            <text:p>238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7" calcext:value-type="float">
            <text:p>1617</text:p>
          </table:table-cell>
          <table:table-cell office:value-type="float" office:value="2396" calcext:value-type="float">
            <text:p>239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6" calcext:value-type="float">
            <text:p>1636</text:p>
          </table:table-cell>
          <table:table-cell office:value-type="float" office:value="2410" calcext:value-type="float">
            <text:p>241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65" calcext:value-type="float">
            <text:p>1665</text:p>
          </table:table-cell>
          <table:table-cell office:value-type="float" office:value="2384" calcext:value-type="float">
            <text:p>238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76" calcext:value-type="float">
            <text:p>1676</text:p>
          </table:table-cell>
          <table:table-cell office:value-type="float" office:value="2384" calcext:value-type="float">
            <text:p>238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54" calcext:value-type="float">
            <text:p>1654</text:p>
          </table:table-cell>
          <table:table-cell office:value-type="float" office:value="2384" calcext:value-type="float">
            <text:p>2384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22" calcext:value-type="float">
            <text:p>1622</text:p>
          </table:table-cell>
          <table:table-cell office:value-type="float" office:value="2390" calcext:value-type="float">
            <text:p>239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2" calcext:value-type="float">
            <text:p>1632</text:p>
          </table:table-cell>
          <table:table-cell office:value-type="float" office:value="2410" calcext:value-type="float">
            <text:p>241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</table:table>
      <table:table table:name="GRASP" table:style-name="ta1">
        <table:table-source xlink:type="simple" xlink:href="../summary/GRASP.txt" table:table-name="GRASP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23" calcext:value-type="float">
            <text:p>3123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9" calcext:value-type="float">
            <text:p>1589</text:p>
          </table:table-cell>
          <table:table-cell office:value-type="float" office:value="2312" calcext:value-type="float">
            <text:p>2312</text:p>
          </table:table-cell>
          <table:table-cell office:value-type="float" office:value="2725" calcext:value-type="float">
            <text:p>2725</text:p>
          </table:table-cell>
          <table:table-cell office:value-type="float" office:value="3119" calcext:value-type="float">
            <text:p>3119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9" calcext:value-type="float">
            <text:p>3109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14" calcext:value-type="float">
            <text:p>3114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65" calcext:value-type="float">
            <text:p>3065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591" calcext:value-type="float">
            <text:p>1591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9" calcext:value-type="float">
            <text:p>3099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17" calcext:value-type="float">
            <text:p>311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10" calcext:value-type="float">
            <text:p>3110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04" calcext:value-type="float">
            <text:p>3104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12" calcext:value-type="float">
            <text:p>3112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9" calcext:value-type="float">
            <text:p>2319</text:p>
          </table:table-cell>
          <table:table-cell office:value-type="float" office:value="2724" calcext:value-type="float">
            <text:p>2724</text:p>
          </table:table-cell>
          <table:table-cell office:value-type="float" office:value="3083" calcext:value-type="float">
            <text:p>308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2" calcext:value-type="float">
            <text:p>2312</text:p>
          </table:table-cell>
          <table:table-cell office:value-type="float" office:value="2725" calcext:value-type="float">
            <text:p>2725</text:p>
          </table:table-cell>
          <table:table-cell office:value-type="float" office:value="3108" calcext:value-type="float">
            <text:p>3108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592" calcext:value-type="float">
            <text:p>1592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4" calcext:value-type="float">
            <text:p>2304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17" calcext:value-type="float">
            <text:p>3117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104" calcext:value-type="float">
            <text:p>3104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4" calcext:value-type="float">
            <text:p>3104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108" calcext:value-type="float">
            <text:p>3108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120" calcext:value-type="float">
            <text:p>3120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83" calcext:value-type="float">
            <text:p>1583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1" calcext:value-type="float">
            <text:p>3121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9" calcext:value-type="float">
            <text:p>1589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9" calcext:value-type="float">
            <text:p>2319</text:p>
          </table:table-cell>
          <table:table-cell office:value-type="float" office:value="2724" calcext:value-type="float">
            <text:p>2724</text:p>
          </table:table-cell>
          <table:table-cell office:value-type="float" office:value="3109" calcext:value-type="float">
            <text:p>3109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2" calcext:value-type="float">
            <text:p>3112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9" calcext:value-type="float">
            <text:p>1589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29" calcext:value-type="float">
            <text:p>3129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9" calcext:value-type="float">
            <text:p>3109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5" calcext:value-type="float">
            <text:p>3095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8" calcext:value-type="float">
            <text:p>3098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8" calcext:value-type="float">
            <text:p>3098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2" calcext:value-type="float">
            <text:p>3112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66" calcext:value-type="float">
            <text:p>4066</text:p>
          </table:table-cell>
        </table:table-row>
      </table:table>
      <table:table table:name="ILS" table:style-name="ta1">
        <table:table-source xlink:type="simple" xlink:href="../summary/ILS.txt" table:table-name="ILS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3" calcext:value-type="float">
            <text:p>3133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20" calcext:value-type="float">
            <text:p>3120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34" calcext:value-type="float">
            <text:p>3134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3" calcext:value-type="float">
            <text:p>3133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10" calcext:value-type="float">
            <text:p>3110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18" calcext:value-type="float">
            <text:p>3118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20" calcext:value-type="float">
            <text:p>2320</text:p>
          </table:table-cell>
          <table:table-cell office:value-type="float" office:value="2724" calcext:value-type="float">
            <text:p>2724</text:p>
          </table:table-cell>
          <table:table-cell office:value-type="float" office:value="3114" calcext:value-type="float">
            <text:p>3114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1" calcext:value-type="float">
            <text:p>160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09" calcext:value-type="float">
            <text:p>3109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3" calcext:value-type="float">
            <text:p>231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12" calcext:value-type="float">
            <text:p>3112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120" calcext:value-type="float">
            <text:p>3120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21" calcext:value-type="float">
            <text:p>3121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19" calcext:value-type="float">
            <text:p>2319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23" calcext:value-type="float">
            <text:p>3123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7" calcext:value-type="float">
            <text:p>1587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2" calcext:value-type="float">
            <text:p>3122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07" calcext:value-type="float">
            <text:p>3107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7" calcext:value-type="float">
            <text:p>1587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3" calcext:value-type="float">
            <text:p>3133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22" calcext:value-type="float">
            <text:p>3122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7" calcext:value-type="float">
            <text:p>1587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17" calcext:value-type="float">
            <text:p>3117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22" calcext:value-type="float">
            <text:p>232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22" calcext:value-type="float">
            <text:p>232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21" calcext:value-type="float">
            <text:p>232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126" calcext:value-type="float">
            <text:p>3126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29" calcext:value-type="float">
            <text:p>3129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27" calcext:value-type="float">
            <text:p>3127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2" calcext:value-type="float">
            <text:p>3132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113" calcext:value-type="float">
            <text:p>3113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099" calcext:value-type="float">
            <text:p>3099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4" calcext:value-type="float">
            <text:p>2304</text:p>
          </table:table-cell>
          <table:table-cell office:value-type="float" office:value="2729" calcext:value-type="float">
            <text:p>2729</text:p>
          </table:table-cell>
          <table:table-cell office:value-type="float" office:value="3110" calcext:value-type="float">
            <text:p>3110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20" calcext:value-type="float">
            <text:p>232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08" calcext:value-type="float">
            <text:p>2308</text:p>
          </table:table-cell>
          <table:table-cell office:value-type="float" office:value="2727" calcext:value-type="float">
            <text:p>2727</text:p>
          </table:table-cell>
          <table:table-cell office:value-type="float" office:value="3126" calcext:value-type="float">
            <text:p>3126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127" calcext:value-type="float">
            <text:p>3127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20" calcext:value-type="float">
            <text:p>2320</text:p>
          </table:table-cell>
          <table:table-cell office:value-type="float" office:value="2724" calcext:value-type="float">
            <text:p>2724</text:p>
          </table:table-cell>
          <table:table-cell office:value-type="float" office:value="3118" calcext:value-type="float">
            <text:p>3118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9" calcext:value-type="float">
            <text:p>230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29" calcext:value-type="float">
            <text:p>3129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2" calcext:value-type="float">
            <text:p>3132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7" calcext:value-type="float">
            <text:p>3127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22" calcext:value-type="float">
            <text:p>3122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9" calcext:value-type="float">
            <text:p>2309</text:p>
          </table:table-cell>
          <table:table-cell office:value-type="float" office:value="2725" calcext:value-type="float">
            <text:p>2725</text:p>
          </table:table-cell>
          <table:table-cell office:value-type="float" office:value="3113" calcext:value-type="float">
            <text:p>3113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09" calcext:value-type="float">
            <text:p>3109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04" calcext:value-type="float">
            <text:p>3104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7" calcext:value-type="float">
            <text:p>1587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0" calcext:value-type="float">
            <text:p>3130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120" calcext:value-type="float">
            <text:p>3120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10" calcext:value-type="float">
            <text:p>3110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7" calcext:value-type="float">
            <text:p>3117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3995" calcext:value-type="float">
            <text:p>3995</text:p>
          </table:table-cell>
        </table:table-row>
      </table:table>
      <table:table table:name="Memetic" table:style-name="ta1">
        <table:table-source xlink:type="simple" xlink:href="../summary/Memetic.txt" table:table-name="Memetic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4" calcext:value-type="float">
            <text:p>2304</text:p>
          </table:table-cell>
          <table:table-cell office:value-type="float" office:value="2729" calcext:value-type="float">
            <text:p>2729</text:p>
          </table:table-cell>
          <table:table-cell office:value-type="float" office:value="3068" calcext:value-type="float">
            <text:p>3068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5" calcext:value-type="float">
            <text:p>3065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6" calcext:value-type="float">
            <text:p>3066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59" calcext:value-type="float">
            <text:p>3059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7" calcext:value-type="float">
            <text:p>3067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6" calcext:value-type="float">
            <text:p>3046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1" calcext:value-type="float">
            <text:p>3071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2" calcext:value-type="float">
            <text:p>3062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1" calcext:value-type="float">
            <text:p>2301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5" calcext:value-type="float">
            <text:p>3095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99" calcext:value-type="float">
            <text:p>3099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2" calcext:value-type="float">
            <text:p>3082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4" calcext:value-type="float">
            <text:p>3094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3" calcext:value-type="float">
            <text:p>3083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9" calcext:value-type="float">
            <text:p>2729</text:p>
          </table:table-cell>
          <table:table-cell office:value-type="float" office:value="3092" calcext:value-type="float">
            <text:p>3092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9" calcext:value-type="float">
            <text:p>3049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1" calcext:value-type="float">
            <text:p>2301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1" calcext:value-type="float">
            <text:p>2301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2" calcext:value-type="float">
            <text:p>3082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5" calcext:value-type="float">
            <text:p>3065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2" calcext:value-type="float">
            <text:p>3082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0" calcext:value-type="float">
            <text:p>3040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46" calcext:value-type="float">
            <text:p>3046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4" calcext:value-type="float">
            <text:p>3044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8" calcext:value-type="float">
            <text:p>3048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0" calcext:value-type="float">
            <text:p>3040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42" calcext:value-type="float">
            <text:p>3042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4" calcext:value-type="float">
            <text:p>3044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42" calcext:value-type="float">
            <text:p>3042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062" calcext:value-type="float">
            <text:p>3062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55" calcext:value-type="float">
            <text:p>3055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39" calcext:value-type="float">
            <text:p>3039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53" calcext:value-type="float">
            <text:p>3053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048" calcext:value-type="float">
            <text:p>3048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055" calcext:value-type="float">
            <text:p>3055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7" calcext:value-type="float">
            <text:p>2297</text:p>
          </table:table-cell>
          <table:table-cell office:value-type="float" office:value="2729" calcext:value-type="float">
            <text:p>2729</text:p>
          </table:table-cell>
          <table:table-cell office:value-type="float" office:value="3044" calcext:value-type="float">
            <text:p>3044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042" calcext:value-type="float">
            <text:p>3042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8" calcext:value-type="float">
            <text:p>3048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54" calcext:value-type="float">
            <text:p>3054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9" calcext:value-type="float">
            <text:p>2729</text:p>
          </table:table-cell>
          <table:table-cell office:value-type="float" office:value="3051" calcext:value-type="float">
            <text:p>3051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3" calcext:value-type="float">
            <text:p>2313</text:p>
          </table:table-cell>
          <table:table-cell office:value-type="float" office:value="2729" calcext:value-type="float">
            <text:p>2729</text:p>
          </table:table-cell>
          <table:table-cell office:value-type="float" office:value="3052" calcext:value-type="float">
            <text:p>3052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49" calcext:value-type="float">
            <text:p>3049</text:p>
          </table:table-cell>
          <table:table-cell office:value-type="float" office:value="4012" calcext:value-type="float">
            <text:p>4012</text:p>
          </table:table-cell>
        </table:table-row>
      </table:table>
      <table:table table:name="Simulated Annealing" table:style-name="ta1">
        <table:table-source xlink:type="simple" xlink:href="../summary/Simulated%20Annealing.txt" table:table-name="Simulated Annealing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56" calcext:value-type="float">
            <text:p>2356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47" calcext:value-type="float">
            <text:p>2347</text:p>
          </table:table-cell>
          <table:table-cell office:value-type="float" office:value="2733" calcext:value-type="float">
            <text:p>2733</text:p>
          </table:table-cell>
          <table:table-cell office:value-type="float" office:value="3131" calcext:value-type="float">
            <text:p>3131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37" calcext:value-type="float">
            <text:p>2337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96" calcext:value-type="float">
            <text:p>1596</text:p>
          </table:table-cell>
          <table:table-cell office:value-type="float" office:value="2325" calcext:value-type="float">
            <text:p>232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8" calcext:value-type="float">
            <text:p>1608</text:p>
          </table:table-cell>
          <table:table-cell office:value-type="float" office:value="2346" calcext:value-type="float">
            <text:p>2346</text:p>
          </table:table-cell>
          <table:table-cell office:value-type="float" office:value="2731" calcext:value-type="float">
            <text:p>2731</text:p>
          </table:table-cell>
          <table:table-cell office:value-type="float" office:value="3130" calcext:value-type="float">
            <text:p>3130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9" calcext:value-type="float">
            <text:p>1619</text:p>
          </table:table-cell>
          <table:table-cell office:value-type="float" office:value="2345" calcext:value-type="float">
            <text:p>2345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600" calcext:value-type="float">
            <text:p>1600</text:p>
          </table:table-cell>
          <table:table-cell office:value-type="float" office:value="2338" calcext:value-type="float">
            <text:p>2338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88" calcext:value-type="float">
            <text:p>1588</text:p>
          </table:table-cell>
          <table:table-cell office:value-type="float" office:value="2344" calcext:value-type="float">
            <text:p>234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7" calcext:value-type="float">
            <text:p>1607</text:p>
          </table:table-cell>
          <table:table-cell office:value-type="float" office:value="2337" calcext:value-type="float">
            <text:p>233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1" calcext:value-type="float">
            <text:p>1601</text:p>
          </table:table-cell>
          <table:table-cell office:value-type="float" office:value="2348" calcext:value-type="float">
            <text:p>2348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25" calcext:value-type="float">
            <text:p>2325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2" calcext:value-type="float">
            <text:p>1602</text:p>
          </table:table-cell>
          <table:table-cell office:value-type="float" office:value="2349" calcext:value-type="float">
            <text:p>2349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30" calcext:value-type="float">
            <text:p>233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59" calcext:value-type="float">
            <text:p>2359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94" calcext:value-type="float">
            <text:p>1594</text:p>
          </table:table-cell>
          <table:table-cell office:value-type="float" office:value="2346" calcext:value-type="float">
            <text:p>2346</text:p>
          </table:table-cell>
          <table:table-cell office:value-type="float" office:value="2729" calcext:value-type="float">
            <text:p>2729</text:p>
          </table:table-cell>
          <table:table-cell office:value-type="float" office:value="3127" calcext:value-type="float">
            <text:p>312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8" calcext:value-type="float">
            <text:p>1588</text:p>
          </table:table-cell>
          <table:table-cell office:value-type="float" office:value="2332" calcext:value-type="float">
            <text:p>2332</text:p>
          </table:table-cell>
          <table:table-cell office:value-type="float" office:value="2727" calcext:value-type="float">
            <text:p>2727</text:p>
          </table:table-cell>
          <table:table-cell office:value-type="float" office:value="3135" calcext:value-type="float">
            <text:p>3135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47" calcext:value-type="float">
            <text:p>234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33" calcext:value-type="float">
            <text:p>2333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8" calcext:value-type="float">
            <text:p>1608</text:p>
          </table:table-cell>
          <table:table-cell office:value-type="float" office:value="2342" calcext:value-type="float">
            <text:p>234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30" calcext:value-type="float">
            <text:p>233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88" calcext:value-type="float">
            <text:p>1588</text:p>
          </table:table-cell>
          <table:table-cell office:value-type="float" office:value="2337" calcext:value-type="float">
            <text:p>2337</text:p>
          </table:table-cell>
          <table:table-cell office:value-type="float" office:value="2733" calcext:value-type="float">
            <text:p>2733</text:p>
          </table:table-cell>
          <table:table-cell office:value-type="float" office:value="3128" calcext:value-type="float">
            <text:p>3128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45" calcext:value-type="float">
            <text:p>2345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45" calcext:value-type="float">
            <text:p>2345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611" calcext:value-type="float">
            <text:p>1611</text:p>
          </table:table-cell>
          <table:table-cell office:value-type="float" office:value="2324" calcext:value-type="float">
            <text:p>232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24" calcext:value-type="float">
            <text:p>2324</text:p>
          </table:table-cell>
          <table:table-cell office:value-type="float" office:value="2729" calcext:value-type="float">
            <text:p>2729</text:p>
          </table:table-cell>
          <table:table-cell office:value-type="float" office:value="3123" calcext:value-type="float">
            <text:p>312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21" calcext:value-type="float">
            <text:p>2321</text:p>
          </table:table-cell>
          <table:table-cell office:value-type="float" office:value="2733" calcext:value-type="float">
            <text:p>2733</text:p>
          </table:table-cell>
          <table:table-cell office:value-type="float" office:value="3126" calcext:value-type="float">
            <text:p>3126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3" calcext:value-type="float">
            <text:p>1613</text:p>
          </table:table-cell>
          <table:table-cell office:value-type="float" office:value="2362" calcext:value-type="float">
            <text:p>236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37" calcext:value-type="float">
            <text:p>2337</text:p>
          </table:table-cell>
          <table:table-cell office:value-type="float" office:value="2733" calcext:value-type="float">
            <text:p>2733</text:p>
          </table:table-cell>
          <table:table-cell office:value-type="float" office:value="3127" calcext:value-type="float">
            <text:p>3127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32" calcext:value-type="float">
            <text:p>233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35" calcext:value-type="float">
            <text:p>233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95" calcext:value-type="float">
            <text:p>1595</text:p>
          </table:table-cell>
          <table:table-cell office:value-type="float" office:value="2320" calcext:value-type="float">
            <text:p>2320</text:p>
          </table:table-cell>
          <table:table-cell office:value-type="float" office:value="2724" calcext:value-type="float">
            <text:p>2724</text:p>
          </table:table-cell>
          <table:table-cell office:value-type="float" office:value="3133" calcext:value-type="float">
            <text:p>3133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2" calcext:value-type="float">
            <text:p>1592</text:p>
          </table:table-cell>
          <table:table-cell office:value-type="float" office:value="2344" calcext:value-type="float">
            <text:p>2344</text:p>
          </table:table-cell>
          <table:table-cell office:value-type="float" office:value="2733" calcext:value-type="float">
            <text:p>2733</text:p>
          </table:table-cell>
          <table:table-cell office:value-type="float" office:value="3129" calcext:value-type="float">
            <text:p>3129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616" calcext:value-type="float">
            <text:p>1616</text:p>
          </table:table-cell>
          <table:table-cell office:value-type="float" office:value="2340" calcext:value-type="float">
            <text:p>234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9" calcext:value-type="float">
            <text:p>1619</text:p>
          </table:table-cell>
          <table:table-cell office:value-type="float" office:value="2345" calcext:value-type="float">
            <text:p>234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57" calcext:value-type="float">
            <text:p>235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31" calcext:value-type="float">
            <text:p>233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0" calcext:value-type="float">
            <text:p>1600</text:p>
          </table:table-cell>
          <table:table-cell office:value-type="float" office:value="2341" calcext:value-type="float">
            <text:p>234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0" calcext:value-type="float">
            <text:p>1610</text:p>
          </table:table-cell>
          <table:table-cell office:value-type="float" office:value="2335" calcext:value-type="float">
            <text:p>2335</text:p>
          </table:table-cell>
          <table:table-cell office:value-type="float" office:value="2733" calcext:value-type="float">
            <text:p>2733</text:p>
          </table:table-cell>
          <table:table-cell office:value-type="float" office:value="3127" calcext:value-type="float">
            <text:p>3127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46" calcext:value-type="float">
            <text:p>2346</text:p>
          </table:table-cell>
          <table:table-cell office:value-type="float" office:value="2729" calcext:value-type="float">
            <text:p>2729</text:p>
          </table:table-cell>
          <table:table-cell office:value-type="float" office:value="3107" calcext:value-type="float">
            <text:p>310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42" calcext:value-type="float">
            <text:p>234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37" calcext:value-type="float">
            <text:p>233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2" calcext:value-type="float">
            <text:p>1592</text:p>
          </table:table-cell>
          <table:table-cell office:value-type="float" office:value="2348" calcext:value-type="float">
            <text:p>2348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61" calcext:value-type="float">
            <text:p>2361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7" calcext:value-type="float">
            <text:p>1607</text:p>
          </table:table-cell>
          <table:table-cell office:value-type="float" office:value="2329" calcext:value-type="float">
            <text:p>232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7" calcext:value-type="float">
            <text:p>1597</text:p>
          </table:table-cell>
          <table:table-cell office:value-type="float" office:value="2346" calcext:value-type="float">
            <text:p>2346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9" calcext:value-type="float">
            <text:p>1609</text:p>
          </table:table-cell>
          <table:table-cell office:value-type="float" office:value="2352" calcext:value-type="float">
            <text:p>235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6" calcext:value-type="float">
            <text:p>1596</text:p>
          </table:table-cell>
          <table:table-cell office:value-type="float" office:value="2367" calcext:value-type="float">
            <text:p>236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30" calcext:value-type="float">
            <text:p>233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50" calcext:value-type="float">
            <text:p>235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9" calcext:value-type="float">
            <text:p>1609</text:p>
          </table:table-cell>
          <table:table-cell office:value-type="float" office:value="2355" calcext:value-type="float">
            <text:p>2355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9" calcext:value-type="float">
            <text:p>1599</text:p>
          </table:table-cell>
          <table:table-cell office:value-type="float" office:value="2336" calcext:value-type="float">
            <text:p>2336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6" calcext:value-type="float">
            <text:p>1616</text:p>
          </table:table-cell>
          <table:table-cell office:value-type="float" office:value="2329" calcext:value-type="float">
            <text:p>232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93" calcext:value-type="float">
            <text:p>1593</text:p>
          </table:table-cell>
          <table:table-cell office:value-type="float" office:value="2324" calcext:value-type="float">
            <text:p>232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31" calcext:value-type="float">
            <text:p>2331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7" calcext:value-type="float">
            <text:p>1597</text:p>
          </table:table-cell>
          <table:table-cell office:value-type="float" office:value="2341" calcext:value-type="float">
            <text:p>2341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52" calcext:value-type="float">
            <text:p>235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0" calcext:value-type="float">
            <text:p>1610</text:p>
          </table:table-cell>
          <table:table-cell office:value-type="float" office:value="2351" calcext:value-type="float">
            <text:p>2351</text:p>
          </table:table-cell>
          <table:table-cell office:value-type="float" office:value="2725" calcext:value-type="float">
            <text:p>2725</text:p>
          </table:table-cell>
          <table:table-cell office:value-type="float" office:value="3135" calcext:value-type="float">
            <text:p>3135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53" calcext:value-type="float">
            <text:p>2353</text:p>
          </table:table-cell>
          <table:table-cell office:value-type="float" office:value="2731" calcext:value-type="float">
            <text:p>2731</text:p>
          </table:table-cell>
          <table:table-cell office:value-type="float" office:value="3134" calcext:value-type="float">
            <text:p>3134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8" calcext:value-type="float">
            <text:p>1608</text:p>
          </table:table-cell>
          <table:table-cell office:value-type="float" office:value="2331" calcext:value-type="float">
            <text:p>233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0" calcext:value-type="float">
            <text:p>1610</text:p>
          </table:table-cell>
          <table:table-cell office:value-type="float" office:value="2353" calcext:value-type="float">
            <text:p>2353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3" calcext:value-type="float">
            <text:p>1613</text:p>
          </table:table-cell>
          <table:table-cell office:value-type="float" office:value="2345" calcext:value-type="float">
            <text:p>2345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7" calcext:value-type="float">
            <text:p>1607</text:p>
          </table:table-cell>
          <table:table-cell office:value-type="float" office:value="2348" calcext:value-type="float">
            <text:p>2348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2" calcext:value-type="float">
            <text:p>1592</text:p>
          </table:table-cell>
          <table:table-cell office:value-type="float" office:value="2338" calcext:value-type="float">
            <text:p>2338</text:p>
          </table:table-cell>
          <table:table-cell office:value-type="float" office:value="2733" calcext:value-type="float">
            <text:p>2733</text:p>
          </table:table-cell>
          <table:table-cell office:value-type="float" office:value="3128" calcext:value-type="float">
            <text:p>3128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51" calcext:value-type="float">
            <text:p>235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605" calcext:value-type="float">
            <text:p>1605</text:p>
          </table:table-cell>
          <table:table-cell office:value-type="float" office:value="2338" calcext:value-type="float">
            <text:p>2338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49" calcext:value-type="float">
            <text:p>2349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8" calcext:value-type="float">
            <text:p>1608</text:p>
          </table:table-cell>
          <table:table-cell office:value-type="float" office:value="2342" calcext:value-type="float">
            <text:p>234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1" calcext:value-type="float">
            <text:p>1601</text:p>
          </table:table-cell>
          <table:table-cell office:value-type="float" office:value="2345" calcext:value-type="float">
            <text:p>2345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30" calcext:value-type="float">
            <text:p>233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2" calcext:value-type="float">
            <text:p>1592</text:p>
          </table:table-cell>
          <table:table-cell office:value-type="float" office:value="2339" calcext:value-type="float">
            <text:p>2339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0" calcext:value-type="float">
            <text:p>1610</text:p>
          </table:table-cell>
          <table:table-cell office:value-type="float" office:value="2335" calcext:value-type="float">
            <text:p>233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7" calcext:value-type="float">
            <text:p>1607</text:p>
          </table:table-cell>
          <table:table-cell office:value-type="float" office:value="2343" calcext:value-type="float">
            <text:p>2343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58" calcext:value-type="float">
            <text:p>2358</text:p>
          </table:table-cell>
          <table:table-cell office:value-type="float" office:value="2733" calcext:value-type="float">
            <text:p>2733</text:p>
          </table:table-cell>
          <table:table-cell office:value-type="float" office:value="3116" calcext:value-type="float">
            <text:p>311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597" calcext:value-type="float">
            <text:p>1597</text:p>
          </table:table-cell>
          <table:table-cell office:value-type="float" office:value="2336" calcext:value-type="float">
            <text:p>2336</text:p>
          </table:table-cell>
          <table:table-cell office:value-type="float" office:value="2733" calcext:value-type="float">
            <text:p>2733</text:p>
          </table:table-cell>
          <table:table-cell office:value-type="float" office:value="3116" calcext:value-type="float">
            <text:p>311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24" calcext:value-type="float">
            <text:p>2324</text:p>
          </table:table-cell>
          <table:table-cell office:value-type="float" office:value="2729" calcext:value-type="float">
            <text:p>2729</text:p>
          </table:table-cell>
          <table:table-cell office:value-type="float" office:value="3101" calcext:value-type="float">
            <text:p>3101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3" calcext:value-type="float">
            <text:p>1603</text:p>
          </table:table-cell>
          <table:table-cell office:value-type="float" office:value="2344" calcext:value-type="float">
            <text:p>2344</text:p>
          </table:table-cell>
          <table:table-cell office:value-type="float" office:value="2733" calcext:value-type="float">
            <text:p>2733</text:p>
          </table:table-cell>
          <table:table-cell office:value-type="float" office:value="3117" calcext:value-type="float">
            <text:p>3117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5" calcext:value-type="float">
            <text:p>1605</text:p>
          </table:table-cell>
          <table:table-cell office:value-type="float" office:value="2322" calcext:value-type="float">
            <text:p>232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45" calcext:value-type="float">
            <text:p>2345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3" calcext:value-type="float">
            <text:p>1613</text:p>
          </table:table-cell>
          <table:table-cell office:value-type="float" office:value="2330" calcext:value-type="float">
            <text:p>233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607" calcext:value-type="float">
            <text:p>1607</text:p>
          </table:table-cell>
          <table:table-cell office:value-type="float" office:value="2340" calcext:value-type="float">
            <text:p>234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60" calcext:value-type="float">
            <text:p>236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27" calcext:value-type="float">
            <text:p>232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0" calcext:value-type="float">
            <text:p>2330</text:p>
          </table:table-cell>
          <table:table-cell office:value-type="float" office:value="2729" calcext:value-type="float">
            <text:p>2729</text:p>
          </table:table-cell>
          <table:table-cell office:value-type="float" office:value="3130" calcext:value-type="float">
            <text:p>3130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40" calcext:value-type="float">
            <text:p>234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20" calcext:value-type="float">
            <text:p>1620</text:p>
          </table:table-cell>
          <table:table-cell office:value-type="float" office:value="2352" calcext:value-type="float">
            <text:p>2352</text:p>
          </table:table-cell>
          <table:table-cell office:value-type="float" office:value="2731" calcext:value-type="float">
            <text:p>2731</text:p>
          </table:table-cell>
          <table:table-cell office:value-type="float" office:value="3084" calcext:value-type="float">
            <text:p>3084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3" calcext:value-type="float">
            <text:p>1613</text:p>
          </table:table-cell>
          <table:table-cell office:value-type="float" office:value="2338" calcext:value-type="float">
            <text:p>2338</text:p>
          </table:table-cell>
          <table:table-cell office:value-type="float" office:value="2731" calcext:value-type="float">
            <text:p>2731</text:p>
          </table:table-cell>
          <table:table-cell office:value-type="float" office:value="3128" calcext:value-type="float">
            <text:p>3128</text:p>
          </table:table-cell>
          <table:table-cell office:value-type="float" office:value="4041" calcext:value-type="float">
            <text:p>4041</text:p>
          </table:table-cell>
        </table:table-row>
      </table:table>
      <table:table table:name="Tabu Search" table:style-name="ta1">
        <table:table-source xlink:type="simple" xlink:href="../summary/Tabu%20Search.txt" table:table-name="Tabu Search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</table:table>
      <table:table table:name="VNS" table:style-name="ta1">
        <table:table-source xlink:type="simple" xlink:href="../summary/VNS.txt" table:table-name="VNS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</table:table>
      <table:table table:name="Wolf Pack Algorithm" table:style-name="ta1">
        <table:table-source xlink:type="simple" xlink:href="../summary/Wolf%20Pack%20Algorithm.txt" table:table-name="Wolf Pack Algorithm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79" calcext:value-type="float">
            <text:p>3079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81" calcext:value-type="float">
            <text:p>3081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1" calcext:value-type="float">
            <text:p>3071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81" calcext:value-type="float">
            <text:p>3081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59" calcext:value-type="float">
            <text:p>3059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66" calcext:value-type="float">
            <text:p>3066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61" calcext:value-type="float">
            <text:p>3061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3" calcext:value-type="float">
            <text:p>3083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6" calcext:value-type="float">
            <text:p>3066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069" calcext:value-type="float">
            <text:p>3069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4" calcext:value-type="float">
            <text:p>1584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84" calcext:value-type="float">
            <text:p>3084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7" calcext:value-type="float">
            <text:p>3067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77" calcext:value-type="float">
            <text:p>3077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67" calcext:value-type="float">
            <text:p>3067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79" calcext:value-type="float">
            <text:p>3079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95" calcext:value-type="float">
            <text:p>3095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81" calcext:value-type="float">
            <text:p>3081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61" calcext:value-type="float">
            <text:p>3061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4" calcext:value-type="float">
            <text:p>1584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0" calcext:value-type="float">
            <text:p>307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4" calcext:value-type="float">
            <text:p>3094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84" calcext:value-type="float">
            <text:p>3084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75" calcext:value-type="float">
            <text:p>3075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53" calcext:value-type="float">
            <text:p>3053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7" calcext:value-type="float">
            <text:p>3077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7" calcext:value-type="float">
            <text:p>3077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9" calcext:value-type="float">
            <text:p>2729</text:p>
          </table:table-cell>
          <table:table-cell office:value-type="float" office:value="3069" calcext:value-type="float">
            <text:p>3069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4" calcext:value-type="float">
            <text:p>3064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9" calcext:value-type="float">
            <text:p>2729</text:p>
          </table:table-cell>
          <table:table-cell office:value-type="float" office:value="3055" calcext:value-type="float">
            <text:p>3055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57" calcext:value-type="float">
            <text:p>3057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3" calcext:value-type="float">
            <text:p>3083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7" calcext:value-type="float">
            <text:p>3067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5" calcext:value-type="float">
            <text:p>3065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7" calcext:value-type="float">
            <text:p>3077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9" calcext:value-type="float">
            <text:p>2729</text:p>
          </table:table-cell>
          <table:table-cell office:value-type="float" office:value="3059" calcext:value-type="float">
            <text:p>3059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104" calcext:value-type="float">
            <text:p>3104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4" calcext:value-type="float">
            <text:p>3064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7" calcext:value-type="float">
            <text:p>3067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4" calcext:value-type="float">
            <text:p>3084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1" calcext:value-type="float">
            <text:p>3081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7" calcext:value-type="float">
            <text:p>3077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1" calcext:value-type="float">
            <text:p>3071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2" calcext:value-type="float">
            <text:p>3082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7" calcext:value-type="float">
            <text:p>3067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5" calcext:value-type="float">
            <text:p>3075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3" calcext:value-type="float">
            <text:p>3083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99" calcext:value-type="float">
            <text:p>3099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59" calcext:value-type="float">
            <text:p>3059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46" calcext:value-type="float">
            <text:p>3046</text:p>
          </table:table-cell>
          <table:table-cell office:value-type="float" office:value="3972" calcext:value-type="float">
            <text:p>3972</text:p>
          </table:table-cell>
        </table:table-row>
      </table:table>
      <table:table table:name="Moyennes" table:style-name="ta1"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/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string" calcext:value-type="string">
            <text:p>Ant Colony Optimization</text:p>
          </table:table-cell>
          <table:table-cell table:formula="of:=AVERAGE(['Ant Colony Optimization'.A2:.A1000])" office:value-type="float" office:value="1278" calcext:value-type="float">
            <text:p>1278</text:p>
          </table:table-cell>
          <table:table-cell table:formula="of:=AVERAGE(['Ant Colony Optimization'.B2:.B1000])" office:value-type="float" office:value="1605.51923076923" calcext:value-type="float">
            <text:p>1605,51923076923</text:p>
          </table:table-cell>
          <table:table-cell table:formula="of:=AVERAGE(['Ant Colony Optimization'.C2:.C1000])" office:value-type="float" office:value="2326.99038461538" calcext:value-type="float">
            <text:p>2326,99038461538</text:p>
          </table:table-cell>
          <table:table-cell table:formula="of:=AVERAGE(['Ant Colony Optimization'.D2:.D1000])" office:value-type="float" office:value="2728.83653846154" calcext:value-type="float">
            <text:p>2728,83653846154</text:p>
          </table:table-cell>
          <table:table-cell table:formula="of:=AVERAGE(['Ant Colony Optimization'.E2:.E1000])" office:value-type="float" office:value="3133.18269230769" calcext:value-type="float">
            <text:p>3133,18269230769</text:p>
          </table:table-cell>
          <table:table-cell table:formula="of:=AVERAGE(['Ant Colony Optimization'.F2:.F1000])" office:value-type="float" office:value="4072.875" calcext:value-type="float">
            <text:p>4072,875</text:p>
          </table:table-cell>
        </table:table-row>
        <table:table-row table:style-name="ro1">
          <table:table-cell office:value-type="string" calcext:value-type="string">
            <text:p>Bees algorithm</text:p>
          </table:table-cell>
          <table:table-cell table:formula="of:=AVERAGE(['Bees algorithm'.A2:.A1000])" office:value-type="float" office:value="1278.01923076923" calcext:value-type="float">
            <text:p>1278,01923076923</text:p>
          </table:table-cell>
          <table:table-cell table:formula="of:=AVERAGE(['Bees algorithm'.B2:.B1000])" office:value-type="float" office:value="1584.46153846154" calcext:value-type="float">
            <text:p>1584,46153846154</text:p>
          </table:table-cell>
          <table:table-cell table:formula="of:=AVERAGE(['Bees algorithm'.C2:.C1000])" office:value-type="float" office:value="2307.21153846154" calcext:value-type="float">
            <text:p>2307,21153846154</text:p>
          </table:table-cell>
          <table:table-cell table:formula="of:=AVERAGE(['Bees algorithm'.D2:.D1000])" office:value-type="float" office:value="2725.81730769231" calcext:value-type="float">
            <text:p>2725,81730769231</text:p>
          </table:table-cell>
          <table:table-cell table:formula="of:=AVERAGE(['Bees algorithm'.E2:.E1000])" office:value-type="float" office:value="3126.25961538462" calcext:value-type="float">
            <text:p>3126,25961538462</text:p>
          </table:table-cell>
          <table:table-cell table:formula="of:=AVERAGE(['Bees algorithm'.F2:.F1000])" office:value-type="float" office:value="4080.04807692308" calcext:value-type="float">
            <text:p>4080,04807692308</text:p>
          </table:table-cell>
        </table:table-row>
        <table:table-row table:style-name="ro1">
          <table:table-cell office:value-type="string" calcext:value-type="string">
            <text:p>Genetic</text:p>
          </table:table-cell>
          <table:table-cell table:formula="of:=AVERAGE([Genetic.A2:.A1000])" office:value-type="float" office:value="1280.61538461538" calcext:value-type="float">
            <text:p>1280,61538461538</text:p>
          </table:table-cell>
          <table:table-cell table:formula="of:=AVERAGE([Genetic.B2:.B1000])" office:value-type="float" office:value="1596.74038461538" calcext:value-type="float">
            <text:p>1596,74038461538</text:p>
          </table:table-cell>
          <table:table-cell table:formula="of:=AVERAGE([Genetic.C2:.C1000])" office:value-type="float" office:value="2327.45192307692" calcext:value-type="float">
            <text:p>2327,45192307692</text:p>
          </table:table-cell>
          <table:table-cell table:formula="of:=AVERAGE([Genetic.D2:.D1000])" office:value-type="float" office:value="2729.375" calcext:value-type="float">
            <text:p>2729,375</text:p>
          </table:table-cell>
          <table:table-cell table:formula="of:=AVERAGE([Genetic.E2:.E1000])" office:value-type="float" office:value="3105.63461538461" calcext:value-type="float">
            <text:p>3105,63461538461</text:p>
          </table:table-cell>
          <table:table-cell table:formula="of:=AVERAGE([Genetic.F2:.F1000])" office:value-type="float" office:value="4013.83653846154" calcext:value-type="float">
            <text:p>4013,83653846154</text:p>
          </table:table-cell>
        </table:table-row>
        <table:table-row table:style-name="ro1">
          <table:table-cell office:value-type="string" calcext:value-type="string">
            <text:p>GRASP</text:p>
          </table:table-cell>
          <table:table-cell table:formula="of:=AVERAGE([GRASP.A2:.A1000])" office:value-type="float" office:value="1278.13461538462" calcext:value-type="float">
            <text:p>1278,13461538462</text:p>
          </table:table-cell>
          <table:table-cell table:formula="of:=AVERAGE([GRASP.B2:.B1000])" office:value-type="float" office:value="1588.54807692308" calcext:value-type="float">
            <text:p>1588,54807692308</text:p>
          </table:table-cell>
          <table:table-cell table:formula="of:=AVERAGE([GRASP.C2:.C1000])" office:value-type="float" office:value="2310.59615384615" calcext:value-type="float">
            <text:p>2310,59615384615</text:p>
          </table:table-cell>
          <table:table-cell table:formula="of:=AVERAGE([GRASP.D2:.D1000])" office:value-type="float" office:value="2724.21153846154" calcext:value-type="float">
            <text:p>2724,21153846154</text:p>
          </table:table-cell>
          <table:table-cell table:formula="of:=AVERAGE([GRASP.E2:.E1000])" office:value-type="float" office:value="3103.16346153846" calcext:value-type="float">
            <text:p>3103,16346153846</text:p>
          </table:table-cell>
          <table:table-cell table:formula="of:=AVERAGE([GRASP.F2:.F1000])" office:value-type="float" office:value="4063.83653846154" calcext:value-type="float">
            <text:p>4063,83653846154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formula="of:=AVERAGE([ILS.A2:.A1000])" office:value-type="float" office:value="1278" calcext:value-type="float">
            <text:p>1278</text:p>
          </table:table-cell>
          <table:table-cell table:formula="of:=AVERAGE([ILS.B2:.B1000])" office:value-type="float" office:value="1591.89423076923" calcext:value-type="float">
            <text:p>1591,89423076923</text:p>
          </table:table-cell>
          <table:table-cell table:formula="of:=AVERAGE([ILS.C2:.C1000])" office:value-type="float" office:value="2311.27884615385" calcext:value-type="float">
            <text:p>2311,27884615385</text:p>
          </table:table-cell>
          <table:table-cell table:formula="of:=AVERAGE([ILS.D2:.D1000])" office:value-type="float" office:value="2724.42307692308" calcext:value-type="float">
            <text:p>2724,42307692308</text:p>
          </table:table-cell>
          <table:table-cell table:formula="of:=AVERAGE([ILS.E2:.E1000])" office:value-type="float" office:value="3121.39423076923" calcext:value-type="float">
            <text:p>3121,39423076923</text:p>
          </table:table-cell>
          <table:table-cell table:formula="of:=AVERAGE([ILS.F2:.F1000])" office:value-type="float" office:value="4012.125" calcext:value-type="float">
            <text:p>4012,125</text:p>
          </table:table-cell>
        </table:table-row>
        <table:table-row table:style-name="ro1">
          <table:table-cell office:value-type="string" calcext:value-type="string">
            <text:p>Memetic</text:p>
          </table:table-cell>
          <table:table-cell table:formula="of:=AVERAGE([Memetic.A2:.A1000])" office:value-type="float" office:value="1278" calcext:value-type="float">
            <text:p>1278</text:p>
          </table:table-cell>
          <table:table-cell table:formula="of:=AVERAGE([Memetic.B2:.B1000])" office:value-type="float" office:value="1582.20192307692" calcext:value-type="float">
            <text:p>1582,20192307692</text:p>
          </table:table-cell>
          <table:table-cell table:formula="of:=AVERAGE([Memetic.C2:.C1000])" office:value-type="float" office:value="2300.07692307692" calcext:value-type="float">
            <text:p>2300,07692307692</text:p>
          </table:table-cell>
          <table:table-cell table:formula="of:=AVERAGE([Memetic.D2:.D1000])" office:value-type="float" office:value="2724.43269230769" calcext:value-type="float">
            <text:p>2724,43269230769</text:p>
          </table:table-cell>
          <table:table-cell table:formula="of:=AVERAGE([Memetic.E2:.E1000])" office:value-type="float" office:value="3074.75" calcext:value-type="float">
            <text:p>3074,75</text:p>
          </table:table-cell>
          <table:table-cell table:formula="of:=AVERAGE([Memetic.F2:.F1000])" office:value-type="float" office:value="4019.49038461539" calcext:value-type="float">
            <text:p>4019,49038461539</text:p>
          </table:table-cell>
        </table:table-row>
        <table:table-row table:style-name="ro1">
          <table:table-cell office:value-type="string" calcext:value-type="string">
            <text:p>Simulated Annealing</text:p>
          </table:table-cell>
          <table:table-cell table:formula="of:=AVERAGE(['Simulated Annealing'.A2:.A1000])" office:value-type="float" office:value="1280.13636363636" calcext:value-type="float">
            <text:p>1280,13636363636</text:p>
          </table:table-cell>
          <table:table-cell table:formula="of:=AVERAGE(['Simulated Annealing'.B2:.B1000])" office:value-type="float" office:value="1601.94318181818" calcext:value-type="float">
            <text:p>1601,94318181818</text:p>
          </table:table-cell>
          <table:table-cell table:formula="of:=AVERAGE(['Simulated Annealing'.C2:.C1000])" office:value-type="float" office:value="2340.56818181818" calcext:value-type="float">
            <text:p>2340,56818181818</text:p>
          </table:table-cell>
          <table:table-cell table:formula="of:=AVERAGE(['Simulated Annealing'.D2:.D1000])" office:value-type="float" office:value="2730.96590909091" calcext:value-type="float">
            <text:p>2730,96590909091</text:p>
          </table:table-cell>
          <table:table-cell table:formula="of:=AVERAGE(['Simulated Annealing'.E2:.E1000])" office:value-type="float" office:value="3131.70454545455" calcext:value-type="float">
            <text:p>3131,70454545455</text:p>
          </table:table-cell>
          <table:table-cell table:formula="of:=AVERAGE(['Simulated Annealing'.F2:.F1000])" office:value-type="float" office:value="4064.46590909091" calcext:value-type="float">
            <text:p>4064,46590909091</text:p>
          </table:table-cell>
        </table:table-row>
        <table:table-row table:style-name="ro1">
          <table:table-cell office:value-type="string" calcext:value-type="string">
            <text:p>Tabu Search</text:p>
          </table:table-cell>
          <table:table-cell table:formula="of:=AVERAGE(['Tabu Search'.A2:.A1000])" office:value-type="float" office:value="1286" calcext:value-type="float">
            <text:p>1286</text:p>
          </table:table-cell>
          <table:table-cell table:formula="of:=AVERAGE(['Tabu Search'.B2:.B1000])" office:value-type="float" office:value="1604" calcext:value-type="float">
            <text:p>1604</text:p>
          </table:table-cell>
          <table:table-cell table:formula="of:=AVERAGE(['Tabu Search'.C2:.C1000])" office:value-type="float" office:value="2343" calcext:value-type="float">
            <text:p>2343</text:p>
          </table:table-cell>
          <table:table-cell table:formula="of:=AVERAGE(['Tabu Search'.D2:.D1000])" office:value-type="float" office:value="2729" calcext:value-type="float">
            <text:p>2729</text:p>
          </table:table-cell>
          <table:table-cell table:formula="of:=AVERAGE(['Tabu Search'.E2:.E1000])" office:value-type="float" office:value="3117" calcext:value-type="float">
            <text:p>3117</text:p>
          </table:table-cell>
          <table:table-cell table:formula="of:=AVERAGE(['Tabu Search'.F2:.F1000])" office:value-type="float" office:value="3984" calcext:value-type="float">
            <text:p>3984</text:p>
          </table:table-cell>
        </table:table-row>
        <table:table-row table:style-name="ro1">
          <table:table-cell office:value-type="string" calcext:value-type="string">
            <text:p>VNS</text:p>
          </table:table-cell>
          <table:table-cell table:formula="of:=AVERAGE([VNS.A2:.A1000])" office:value-type="float" office:value="1286" calcext:value-type="float">
            <text:p>1286</text:p>
          </table:table-cell>
          <table:table-cell table:formula="of:=AVERAGE([VNS.B2:.B1000])" office:value-type="float" office:value="1616" calcext:value-type="float">
            <text:p>1616</text:p>
          </table:table-cell>
          <table:table-cell table:formula="of:=AVERAGE([VNS.C2:.C1000])" office:value-type="float" office:value="2333" calcext:value-type="float">
            <text:p>2333</text:p>
          </table:table-cell>
          <table:table-cell table:formula="of:=AVERAGE([VNS.D2:.D1000])" office:value-type="float" office:value="2729" calcext:value-type="float">
            <text:p>2729</text:p>
          </table:table-cell>
          <table:table-cell table:formula="of:=AVERAGE([VNS.E2:.E1000])" office:value-type="float" office:value="3096" calcext:value-type="float">
            <text:p>3096</text:p>
          </table:table-cell>
          <table:table-cell table:formula="of:=AVERAGE([VNS.F2:.F1000])" office:value-type="float" office:value="4003" calcext:value-type="float">
            <text:p>4003</text:p>
          </table:table-cell>
        </table:table-row>
        <table:table-row table:style-name="ro1">
          <table:table-cell office:value-type="string" calcext:value-type="string">
            <text:p>Wolf Pack Algorithm</text:p>
          </table:table-cell>
          <table:table-cell table:formula="of:=AVERAGE(['Wolf Pack Algorithm'.A2:.A1000])" office:value-type="float" office:value="1278" calcext:value-type="float">
            <text:p>1278</text:p>
          </table:table-cell>
          <table:table-cell table:formula="of:=AVERAGE(['Wolf Pack Algorithm'.B2:.B1000])" office:value-type="float" office:value="1583.4375" calcext:value-type="float">
            <text:p>1583,4375</text:p>
          </table:table-cell>
          <table:table-cell table:formula="of:=AVERAGE(['Wolf Pack Algorithm'.C2:.C1000])" office:value-type="float" office:value="2302.875" calcext:value-type="float">
            <text:p>2302,875</text:p>
          </table:table-cell>
          <table:table-cell table:formula="of:=AVERAGE(['Wolf Pack Algorithm'.D2:.D1000])" office:value-type="float" office:value="2724.23148148148" calcext:value-type="float">
            <text:p>2724,23148148148</text:p>
          </table:table-cell>
          <table:table-cell table:formula="of:=AVERAGE(['Wolf Pack Algorithm'.E2:.E1000])" office:value-type="float" office:value="3073.72222222222" calcext:value-type="float">
            <text:p>3073,72222222222</text:p>
          </table:table-cell>
          <table:table-cell table:formula="of:=AVERAGE(['Wolf Pack Algorithm'.F2:.F1000])" office:value-type="float" office:value="3990.4537037037" calcext:value-type="float">
            <text:p>3990,4537037037</text:p>
          </table:table-cell>
        </table:table-row>
      </table:table>
      <table:table table:name="Ecarts" table:style-name="ta1">
        <table:shapes>
          <draw:frame draw:z-index="0" draw:style-name="gr1" draw:text-style-name="P1" svg:width="382.44mm" svg:height="162.88mm" svg:x="3.19mm" svg:y="56.52mm">
            <loext:p draw:notify-on-update-of-ranges="Ecarts.B1:Ecarts.G1 Ecarts.A3:Ecarts.A3 Ecarts.B3:Ecarts.G3 Ecarts.A4:Ecarts.A4 Ecarts.B4:Ecarts.G4 Ecarts.A5:Ecarts.A5 Ecarts.B5:Ecarts.G5 Ecarts.A6:Ecarts.A6 Ecarts.B6:Ecarts.G6 Ecarts.A7:Ecarts.A7 Ecarts.B7:Ecarts.G7 Ecarts.A8:Ecarts.A8 Ecarts.B8:Ecarts.G8 Ecarts.A9:Ecarts.A9 Ecarts.B9:Ecarts.G9 Ecarts.A10:Ecarts.A10 Ecarts.B10:Ecarts.G10 Ecarts.A11:Ecarts.A11 Ecarts.B11:Ecarts.G11 Ecarts.A12:Ecarts.A12 Ecarts.B12:Ecarts.G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.18mm" svg:y="230.7mm">
            <loext:p draw:notify-on-update-of-ranges="Ecarts.A3:Ecarts.A3 Ecarts.B3:Ecarts.B3 Ecarts.A4:Ecarts.A4 Ecarts.B4:Ecarts.B4 Ecarts.A5:Ecarts.A5 Ecarts.B5:Ecarts.B5 Ecarts.A6:Ecarts.A6 Ecarts.B6:Ecarts.B6 Ecarts.A7:Ecarts.A7 Ecarts.B7:Ecarts.B7 Ecarts.A8:Ecarts.A8 Ecarts.B8:Ecarts.B8 Ecarts.A9:Ecarts.A9 Ecarts.B9:Ecarts.B9 Ecarts.A10:Ecarts.A10 Ecarts.B10:Ecarts.B10 Ecarts.A11:Ecarts.A11 Ecarts.B11:Ecarts.B11 Ecarts.A12:Ecarts.A12 Ecarts.B12:Ecarts.B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70.64mm" svg:y="233.42mm">
            <loext:p draw:notify-on-update-of-ranges="Ecarts.A3:Ecarts.A3 Ecarts.C3:Ecarts.C3 Ecarts.A4:Ecarts.A4 Ecarts.C4:Ecarts.C4 Ecarts.A5:Ecarts.A5 Ecarts.C5:Ecarts.C5 Ecarts.A6:Ecarts.A6 Ecarts.C6:Ecarts.C6 Ecarts.A7:Ecarts.A7 Ecarts.C7:Ecarts.C7 Ecarts.A8:Ecarts.A8 Ecarts.C8:Ecarts.C8 Ecarts.A9:Ecarts.A9 Ecarts.C9:Ecarts.C9 Ecarts.A10:Ecarts.A10 Ecarts.C10:Ecarts.C10 Ecarts.A11:Ecarts.A11 Ecarts.C11:Ecarts.C11 Ecarts.A12:Ecarts.A12 Ecarts.C12:Ecarts.C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84mm" svg:height="90.01mm" svg:x="343.78mm" svg:y="232.12mm">
            <loext:p draw:notify-on-update-of-ranges="Ecarts.A3:Ecarts.A3 Ecarts.D3:Ecarts.D3 Ecarts.A4:Ecarts.A4 Ecarts.D4:Ecarts.D4 Ecarts.A5:Ecarts.A5 Ecarts.D5:Ecarts.D5 Ecarts.A6:Ecarts.A6 Ecarts.D6:Ecarts.D6 Ecarts.A7:Ecarts.A7 Ecarts.D7:Ecarts.D7 Ecarts.A8:Ecarts.A8 Ecarts.D8:Ecarts.D8 Ecarts.A9:Ecarts.A9 Ecarts.D9:Ecarts.D9 Ecarts.A10:Ecarts.A10 Ecarts.D10:Ecarts.D10 Ecarts.A11:Ecarts.A11 Ecarts.D11:Ecarts.D11 Ecarts.A12:Ecarts.A12 Ecarts.D12:Ecarts.D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60.21mm" svg:height="90.01mm" svg:x="3.92mm" svg:y="332.37mm">
            <loext:p draw:notify-on-update-of-ranges="Ecarts.A3:Ecarts.A3 Ecarts.E3:Ecarts.E3 Ecarts.A4:Ecarts.A4 Ecarts.E4:Ecarts.E4 Ecarts.A5:Ecarts.A5 Ecarts.E5:Ecarts.E5 Ecarts.A6:Ecarts.A6 Ecarts.E6:Ecarts.E6 Ecarts.A7:Ecarts.A7 Ecarts.E7:Ecarts.E7 Ecarts.A8:Ecarts.A8 Ecarts.E8:Ecarts.E8 Ecarts.A9:Ecarts.A9 Ecarts.E9:Ecarts.E9 Ecarts.A10:Ecarts.A10 Ecarts.E10:Ecarts.E10 Ecarts.A11:Ecarts.A11 Ecarts.E11:Ecarts.E11 Ecarts.A12:Ecarts.A12 Ecarts.E12:Ecarts.E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60.22mm" svg:height="90.01mm" svg:x="170.75mm" svg:y="333.57mm">
            <loext:p draw:notify-on-update-of-ranges="Ecarts.A3:Ecarts.A3 Ecarts.F3:Ecarts.F3 Ecarts.A4:Ecarts.A4 Ecarts.F4:Ecarts.F4 Ecarts.A5:Ecarts.A5 Ecarts.F5:Ecarts.F5 Ecarts.A6:Ecarts.A6 Ecarts.F6:Ecarts.F6 Ecarts.A7:Ecarts.A7 Ecarts.F7:Ecarts.F7 Ecarts.A8:Ecarts.A8 Ecarts.F8:Ecarts.F8 Ecarts.A9:Ecarts.A9 Ecarts.F9:Ecarts.F9 Ecarts.A10:Ecarts.A10 Ecarts.F10:Ecarts.F10 Ecarts.A11:Ecarts.A11 Ecarts.F11:Ecarts.F11 Ecarts.A12:Ecarts.A12 Ecarts.F12:Ecarts.F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60.22mm" svg:height="90.01mm" svg:x="344.52mm" svg:y="333.87mm">
            <loext:p draw:notify-on-update-of-ranges="Ecarts.A3:Ecarts.A3 Ecarts.G3:Ecarts.G3 Ecarts.A4:Ecarts.A4 Ecarts.G4:Ecarts.G4 Ecarts.A5:Ecarts.A5 Ecarts.G5:Ecarts.G5 Ecarts.A6:Ecarts.A6 Ecarts.G6:Ecarts.G6 Ecarts.A7:Ecarts.A7 Ecarts.G7:Ecarts.G7 Ecarts.A8:Ecarts.A8 Ecarts.G8:Ecarts.G8 Ecarts.A9:Ecarts.A9 Ecarts.G9:Ecarts.G9 Ecarts.A10:Ecarts.A10 Ecarts.G10:Ecarts.G10 Ecarts.A11:Ecarts.A11 Ecarts.G11:Ecarts.G11 Ecarts.A12:Ecarts.A12 Ecarts.G12:Ecarts.G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59.91mm" svg:height="90.01mm" svg:x="348.44mm" svg:y="4.52mm">
            <loext:p draw:notify-on-update-of-ranges="Ecarts.A3:Ecarts.A3 Ecarts.I3:Ecarts.I3 Ecarts.A4:Ecarts.A4 Ecarts.I4:Ecarts.I4 Ecarts.A5:Ecarts.A5 Ecarts.I5:Ecarts.I5 Ecarts.A6:Ecarts.A6 Ecarts.I6:Ecarts.I6 Ecarts.A7:Ecarts.A7 Ecarts.I7:Ecarts.I7 Ecarts.A8:Ecarts.A8 Ecarts.I8:Ecarts.I8 Ecarts.A9:Ecarts.A9 Ecarts.I9:Ecarts.I9 Ecarts.A10:Ecarts.A10 Ecarts.I10:Ecarts.I10 Ecarts.A11:Ecarts.A11 Ecarts.I11:Ecarts.I11 Ecarts.A12:Ecarts.A12 Ecarts.I12:Ecarts.I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5" table:default-cell-style-name="Default"/>
        <table:table-column table:style-name="co4" table:number-columns-repeated="6" table:default-cell-style-name="ce2"/>
        <table:table-column table:style-name="co2" table:default-cell-style-name="Default"/>
        <table:table-column table:style-name="co6" table:default-cell-style-name="Default"/>
        <table:table-row table:style-name="ro1">
          <table:table-cell/>
          <table:table-cell table:style-name="Default" table:formula="of:=[Moyennes.B1]" office:value-type="string" office:string-value="instances/tai01.txt" calcext:value-type="string">
            <text:p>instances/tai01.txt</text:p>
          </table:table-cell>
          <table:table-cell table:style-name="Default" table:formula="of:=[Moyennes.C1]" office:value-type="string" office:string-value="instances/tai11.txt" calcext:value-type="string">
            <text:p>instances/tai11.txt</text:p>
          </table:table-cell>
          <table:table-cell table:style-name="Default" table:formula="of:=[Moyennes.D1]" office:value-type="string" office:string-value="instances/tai21.txt" calcext:value-type="string">
            <text:p>instances/tai21.txt</text:p>
          </table:table-cell>
          <table:table-cell table:style-name="Default" table:formula="of:=[Moyennes.E1]" office:value-type="string" office:string-value="instances/tai31.txt" calcext:value-type="string">
            <text:p>instances/tai31.txt</text:p>
          </table:table-cell>
          <table:table-cell table:style-name="Default" table:formula="of:=[Moyennes.F1]" office:value-type="string" office:string-value="instances/tai41.txt" calcext:value-type="string">
            <text:p>instances/tai41.txt</text:p>
          </table:table-cell>
          <table:table-cell table:style-name="Default" table:formula="of:=[Moyennes.G1]" office:value-type="string" office:string-value="instances/tai51.txt" calcext:value-type="string">
            <text:p>instances/tai51.tx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ptimal / Best known</text:p>
          </table:table-cell>
          <table:table-cell table:style-name="ce1" office:value-type="float" office:value="1278" calcext:value-type="float">
            <text:p>1278</text:p>
          </table:table-cell>
          <table:table-cell table:style-name="ce1" office:value-type="float" office:value="1582" calcext:value-type="float">
            <text:p>1582</text:p>
          </table:table-cell>
          <table:table-cell table:style-name="ce1" office:value-type="float" office:value="2297" calcext:value-type="float">
            <text:p>2297</text:p>
          </table:table-cell>
          <table:table-cell table:style-name="ce1" office:value-type="float" office:value="2724" calcext:value-type="float">
            <text:p>2724</text:p>
          </table:table-cell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3771" calcext:value-type="float">
            <text:p>3771</text:p>
          </table:table-cell>
          <table:table-cell/>
          <table:table-cell office:value-type="string" calcext:value-type="string">
            <text:p>MOYENNE D’ECART</text:p>
          </table:table-cell>
        </table:table-row>
        <table:table-row table:style-name="ro1">
          <table:table-cell table:formula="of:=[Moyennes.A2]" office:value-type="string" office:string-value="Ant Colony Optimization" calcext:value-type="string">
            <text:p>Ant Colony Optimization</text:p>
          </table:table-cell>
          <table:table-cell table:formula="of:=100*([Moyennes.B2]-[.B$2])/[.B$2]" office:value-type="float" office:value="0" calcext:value-type="float">
            <text:p>0,0000000000</text:p>
          </table:table-cell>
          <table:table-cell table:formula="of:=100*([Moyennes.C2]-[.C$2])/[.C$2]" office:value-type="float" office:value="1.48667703977438" calcext:value-type="float">
            <text:p>1,4866770398</text:p>
          </table:table-cell>
          <table:table-cell table:formula="of:=100*([Moyennes.D2]-[.D$2])/[.D$2]" office:value-type="float" office:value="1.30563276514518" calcext:value-type="float">
            <text:p>1,3056327651</text:p>
          </table:table-cell>
          <table:table-cell table:formula="of:=100*([Moyennes.E2]-[.E$2])/[.E$2]" office:value-type="float" office:value="0.177552806958097" calcext:value-type="float">
            <text:p>0,1775528070</text:p>
          </table:table-cell>
          <table:table-cell table:formula="of:=100*([Moyennes.F2]-[.F$2])/[.F$2]" office:value-type="float" office:value="4.75368412931101" calcext:value-type="float">
            <text:p>4,7536841293</text:p>
          </table:table-cell>
          <table:table-cell table:formula="of:=100*([Moyennes.G2]-[.G$2])/[.G$2]" office:value-type="float" office:value="8.00517104216388" calcext:value-type="float">
            <text:p>8,0051710422</text:p>
          </table:table-cell>
          <table:table-cell/>
          <table:table-cell table:formula="of:=AVERAGE([.B3:.G3])" office:value-type="float" office:value="2.62145296389209" calcext:value-type="float">
            <text:p>2,62145296389209</text:p>
          </table:table-cell>
        </table:table-row>
        <table:table-row table:style-name="ro1">
          <table:table-cell table:formula="of:=[Moyennes.A3]" office:value-type="string" office:string-value="Bees algorithm" calcext:value-type="string">
            <text:p>Bees algorithm</text:p>
          </table:table-cell>
          <table:table-cell table:formula="of:=100*([Moyennes.B3]-[.B$2])/[.B$2]" office:value-type="float" office:value="0.00150475502587768" calcext:value-type="float">
            <text:p>0,0015047550</text:p>
          </table:table-cell>
          <table:table-cell table:formula="of:=100*([Moyennes.C3]-[.C$2])/[.C$2]" office:value-type="float" office:value="0.155596615773614" calcext:value-type="float">
            <text:p>0,1555966158</text:p>
          </table:table-cell>
          <table:table-cell table:formula="of:=100*([Moyennes.D3]-[.D$2])/[.D$2]" office:value-type="float" office:value="0.444559793710865" calcext:value-type="float">
            <text:p>0,4445597937</text:p>
          </table:table-cell>
          <table:table-cell table:formula="of:=100*([Moyennes.E3]-[.E$2])/[.E$2]" office:value-type="float" office:value="0.0667146729922035" calcext:value-type="float">
            <text:p>0,0667146730</text:p>
          </table:table-cell>
          <table:table-cell table:formula="of:=100*([Moyennes.F3]-[.F$2])/[.F$2]" office:value-type="float" office:value="4.52222050767687" calcext:value-type="float">
            <text:p>4,5222205077</text:p>
          </table:table-cell>
          <table:table-cell table:formula="of:=100*([Moyennes.G3]-[.G$2])/[.G$2]" office:value-type="float" office:value="8.19538787915877" calcext:value-type="float">
            <text:p>8,1953878792</text:p>
          </table:table-cell>
          <table:table-cell/>
          <table:table-cell table:formula="of:=AVERAGE([.B4:.G4])" office:value-type="float" office:value="2.23099737072303" calcext:value-type="float">
            <text:p>2,23099737072303</text:p>
          </table:table-cell>
        </table:table-row>
        <table:table-row table:style-name="ro1">
          <table:table-cell table:formula="of:=[Moyennes.A4]" office:value-type="string" office:string-value="Genetic" calcext:value-type="string">
            <text:p>Genetic</text:p>
          </table:table-cell>
          <table:table-cell table:formula="of:=100*([Moyennes.B4]-[.B$2])/[.B$2]" office:value-type="float" office:value="0.204646683519916" calcext:value-type="float">
            <text:p>0,2046466835</text:p>
          </table:table-cell>
          <table:table-cell table:formula="of:=100*([Moyennes.C4]-[.C$2])/[.C$2]" office:value-type="float" office:value="0.931756296800539" calcext:value-type="float">
            <text:p>0,9317562968</text:p>
          </table:table-cell>
          <table:table-cell table:formula="of:=100*([Moyennes.D4]-[.D$2])/[.D$2]" office:value-type="float" office:value="1.32572586316599" calcext:value-type="float">
            <text:p>1,3257258632</text:p>
          </table:table-cell>
          <table:table-cell table:formula="of:=100*([Moyennes.E4]-[.E$2])/[.E$2]" office:value-type="float" office:value="0.197320117474303" calcext:value-type="float">
            <text:p>0,1973201175</text:p>
          </table:table-cell>
          <table:table-cell table:formula="of:=100*([Moyennes.F4]-[.F$2])/[.F$2]" office:value-type="float" office:value="3.83265180155852" calcext:value-type="float">
            <text:p>3,8326518016</text:p>
          </table:table-cell>
          <table:table-cell table:formula="of:=100*([Moyennes.G4]-[.G$2])/[.G$2]" office:value-type="float" office:value="6.43957938110683" calcext:value-type="float">
            <text:p>6,4395793811</text:p>
          </table:table-cell>
          <table:table-cell/>
          <table:table-cell table:formula="of:=AVERAGE([.B5:.G5])" office:value-type="float" office:value="2.15528002393768" calcext:value-type="float">
            <text:p>2,15528002393768</text:p>
          </table:table-cell>
        </table:table-row>
        <table:table-row table:style-name="ro1">
          <table:table-cell table:formula="of:=[Moyennes.A5]" office:value-type="string" office:string-value="GRASP" calcext:value-type="string">
            <text:p>GRASP</text:p>
          </table:table-cell>
          <table:table-cell table:formula="of:=100*([Moyennes.B5]-[.B$2])/[.B$2]" office:value-type="float" office:value="0.0105332851811793" calcext:value-type="float">
            <text:p>0,0105332852</text:p>
          </table:table-cell>
          <table:table-cell table:formula="of:=100*([Moyennes.C5]-[.C$2])/[.C$2]" office:value-type="float" office:value="0.413911309929008" calcext:value-type="float">
            <text:p>0,4139113099</text:p>
          </table:table-cell>
          <table:table-cell table:formula="of:=100*([Moyennes.D5]-[.D$2])/[.D$2]" office:value-type="float" office:value="0.591909179196944" calcext:value-type="float">
            <text:p>0,5919091792</text:p>
          </table:table-cell>
          <table:table-cell table:formula="of:=100*([Moyennes.E5]-[.E$2])/[.E$2]" office:value-type="float" office:value="0.00776572913137175" calcext:value-type="float">
            <text:p>0,0077657291</text:p>
          </table:table-cell>
          <table:table-cell table:formula="of:=100*([Moyennes.F5]-[.F$2])/[.F$2]" office:value-type="float" office:value="3.75003214772522" calcext:value-type="float">
            <text:p>3,7500321477</text:p>
          </table:table-cell>
          <table:table-cell table:formula="of:=100*([Moyennes.G5]-[.G$2])/[.G$2]" office:value-type="float" office:value="7.76548762825613" calcext:value-type="float">
            <text:p>7,7654876283</text:p>
          </table:table-cell>
          <table:table-cell/>
          <table:table-cell table:formula="of:=AVERAGE([.B6:.G6])" office:value-type="float" office:value="2.08993987990331" calcext:value-type="float">
            <text:p>2,08993987990331</text:p>
          </table:table-cell>
        </table:table-row>
        <table:table-row table:style-name="ro1">
          <table:table-cell table:formula="of:=[Moyennes.A6]" office:value-type="string" office:string-value="ILS" calcext:value-type="string">
            <text:p>ILS</text:p>
          </table:table-cell>
          <table:table-cell table:formula="of:=100*([Moyennes.B6]-[.B$2])/[.B$2]" office:value-type="float" office:value="0" calcext:value-type="float">
            <text:p>0,0000000000</text:p>
          </table:table-cell>
          <table:table-cell table:formula="of:=100*([Moyennes.C6]-[.C$2])/[.C$2]" office:value-type="float" office:value="0.625425459496253" calcext:value-type="float">
            <text:p>0,6254254595</text:p>
          </table:table-cell>
          <table:table-cell table:formula="of:=100*([Moyennes.D6]-[.D$2])/[.D$2]" office:value-type="float" office:value="0.621630220019425" calcext:value-type="float">
            <text:p>0,6216302200</text:p>
          </table:table-cell>
          <table:table-cell table:formula="of:=100*([Moyennes.E6]-[.E$2])/[.E$2]" office:value-type="float" office:value="0.0155314582627435" calcext:value-type="float">
            <text:p>0,0155314583</text:p>
          </table:table-cell>
          <table:table-cell table:formula="of:=100*([Moyennes.F6]-[.F$2])/[.F$2]" office:value-type="float" office:value="4.35955301802845" calcext:value-type="float">
            <text:p>4,3595530180</text:p>
          </table:table-cell>
          <table:table-cell table:formula="of:=100*([Moyennes.G6]-[.G$2])/[.G$2]" office:value-type="float" office:value="6.39419252187749" calcext:value-type="float">
            <text:p>6,3941925219</text:p>
          </table:table-cell>
          <table:table-cell/>
          <table:table-cell table:formula="of:=AVERAGE([.B7:.G7])" office:value-type="float" office:value="2.00272211294739" calcext:value-type="float">
            <text:p>2,00272211294739</text:p>
          </table:table-cell>
        </table:table-row>
        <table:table-row table:style-name="ro1">
          <table:table-cell table:formula="of:=[Moyennes.A7]" office:value-type="string" office:string-value="Memetic" calcext:value-type="string">
            <text:p>Memetic</text:p>
          </table:table-cell>
          <table:table-cell table:formula="of:=100*([Moyennes.B7]-[.B$2])/[.B$2]" office:value-type="float" office:value="0" calcext:value-type="float">
            <text:p>0,0000000000</text:p>
          </table:table-cell>
          <table:table-cell table:formula="of:=100*([Moyennes.C7]-[.C$2])/[.C$2]" office:value-type="float" office:value="0.0127637848876798" calcext:value-type="float">
            <text:p>0,0127637849</text:p>
          </table:table-cell>
          <table:table-cell table:formula="of:=100*([Moyennes.D7]-[.D$2])/[.D$2]" office:value-type="float" office:value="0.133953986805523" calcext:value-type="float">
            <text:p>0,1339539868</text:p>
          </table:table-cell>
          <table:table-cell table:formula="of:=100*([Moyennes.E7]-[.E$2])/[.E$2]" office:value-type="float" office:value="0.0158844459505278" calcext:value-type="float">
            <text:p>0,0158844460</text:p>
          </table:table-cell>
          <table:table-cell table:formula="of:=100*([Moyennes.F7]-[.F$2])/[.F$2]" office:value-type="float" office:value="2.80006686726847" calcext:value-type="float">
            <text:p>2,8000668673</text:p>
          </table:table-cell>
          <table:table-cell table:formula="of:=100*([Moyennes.G7]-[.G$2])/[.G$2]" office:value-type="float" office:value="6.58950900597679" calcext:value-type="float">
            <text:p>6,5895090060</text:p>
          </table:table-cell>
          <table:table-cell/>
          <table:table-cell table:formula="of:=AVERAGE([.B8:.G8])" office:value-type="float" office:value="1.59202968181483" calcext:value-type="float">
            <text:p>1,59202968181483</text:p>
          </table:table-cell>
        </table:table-row>
        <table:table-row table:style-name="ro1">
          <table:table-cell table:formula="of:=[Moyennes.A8]" office:value-type="string" office:string-value="Simulated Annealing" calcext:value-type="string">
            <text:p>Simulated Annealing</text:p>
          </table:table-cell>
          <table:table-cell table:formula="of:=100*([Moyennes.B8]-[.B$2])/[.B$2]" office:value-type="float" office:value="0.16716460378433" calcext:value-type="float">
            <text:p>0,1671646038</text:p>
          </table:table-cell>
          <table:table-cell table:formula="of:=100*([Moyennes.C8]-[.C$2])/[.C$2]" office:value-type="float" office:value="1.26063096195839" calcext:value-type="float">
            <text:p>1,2606309620</text:p>
          </table:table-cell>
          <table:table-cell table:formula="of:=100*([Moyennes.D8]-[.D$2])/[.D$2]" office:value-type="float" office:value="1.89674278703448" calcext:value-type="float">
            <text:p>1,8967427870</text:p>
          </table:table-cell>
          <table:table-cell table:formula="of:=100*([Moyennes.E8]-[.E$2])/[.E$2]" office:value-type="float" office:value="0.255723534908554" calcext:value-type="float">
            <text:p>0,2557235349</text:p>
          </table:table-cell>
          <table:table-cell table:formula="of:=100*([Moyennes.F8]-[.F$2])/[.F$2]" office:value-type="float" office:value="4.70426430807574" calcext:value-type="float">
            <text:p>4,7042643081</text:p>
          </table:table-cell>
          <table:table-cell table:formula="of:=100*([Moyennes.G8]-[.G$2])/[.G$2]" office:value-type="float" office:value="7.78217738241604" calcext:value-type="float">
            <text:p>7,7821773824</text:p>
          </table:table-cell>
          <table:table-cell/>
          <table:table-cell table:formula="of:=AVERAGE([.B9:.G9])" office:value-type="float" office:value="2.67778392969626" calcext:value-type="float">
            <text:p>2,67778392969626</text:p>
          </table:table-cell>
        </table:table-row>
        <table:table-row table:style-name="ro1">
          <table:table-cell table:formula="of:=[Moyennes.A9]" office:value-type="string" office:string-value="Tabu Search" calcext:value-type="string">
            <text:p>Tabu Search</text:p>
          </table:table-cell>
          <table:table-cell table:formula="of:=100*([Moyennes.B9]-[.B$2])/[.B$2]" office:value-type="float" office:value="0.625978090766823" calcext:value-type="float">
            <text:p>0,6259780908</text:p>
          </table:table-cell>
          <table:table-cell table:formula="of:=100*([Moyennes.C9]-[.C$2])/[.C$2]" office:value-type="float" office:value="1.39064475347661" calcext:value-type="float">
            <text:p>1,3906447535</text:p>
          </table:table-cell>
          <table:table-cell table:formula="of:=100*([Moyennes.D9]-[.D$2])/[.D$2]" office:value-type="float" office:value="2.00261210274271" calcext:value-type="float">
            <text:p>2,0026121027</text:p>
          </table:table-cell>
          <table:table-cell table:formula="of:=100*([Moyennes.E9]-[.E$2])/[.E$2]" office:value-type="float" office:value="0.183553597650514" calcext:value-type="float">
            <text:p>0,1835535977</text:p>
          </table:table-cell>
          <table:table-cell table:formula="of:=100*([Moyennes.F9]-[.F$2])/[.F$2]" office:value-type="float" office:value="4.21263791374122" calcext:value-type="float">
            <text:p>4,2126379137</text:p>
          </table:table-cell>
          <table:table-cell table:formula="of:=100*([Moyennes.G9]-[.G$2])/[.G$2]" office:value-type="float" office:value="5.64836913285601" calcext:value-type="float">
            <text:p>5,6483691329</text:p>
          </table:table-cell>
          <table:table-cell/>
          <table:table-cell table:formula="of:=AVERAGE([.B10:.G10])" office:value-type="float" office:value="2.34396593187231" calcext:value-type="float">
            <text:p>2,34396593187231</text:p>
          </table:table-cell>
        </table:table-row>
        <table:table-row table:style-name="ro1">
          <table:table-cell table:formula="of:=[Moyennes.A10]" office:value-type="string" office:string-value="VNS" calcext:value-type="string">
            <text:p>VNS</text:p>
          </table:table-cell>
          <table:table-cell table:formula="of:=100*([Moyennes.B10]-[.B$2])/[.B$2]" office:value-type="float" office:value="0.625978090766823" calcext:value-type="float">
            <text:p>0,6259780908</text:p>
          </table:table-cell>
          <table:table-cell table:formula="of:=100*([Moyennes.C10]-[.C$2])/[.C$2]" office:value-type="float" office:value="2.14917825537295" calcext:value-type="float">
            <text:p>2,1491782554</text:p>
          </table:table-cell>
          <table:table-cell table:formula="of:=100*([Moyennes.D10]-[.D$2])/[.D$2]" office:value-type="float" office:value="1.56726164562473" calcext:value-type="float">
            <text:p>1,5672616456</text:p>
          </table:table-cell>
          <table:table-cell table:formula="of:=100*([Moyennes.E10]-[.E$2])/[.E$2]" office:value-type="float" office:value="0.183553597650514" calcext:value-type="float">
            <text:p>0,1835535977</text:p>
          </table:table-cell>
          <table:table-cell table:formula="of:=100*([Moyennes.F10]-[.F$2])/[.F$2]" office:value-type="float" office:value="3.51053159478435" calcext:value-type="float">
            <text:p>3,5105315948</text:p>
          </table:table-cell>
          <table:table-cell table:formula="of:=100*([Moyennes.G10]-[.G$2])/[.G$2]" office:value-type="float" office:value="6.15221426677274" calcext:value-type="float">
            <text:p>6,1522142668</text:p>
          </table:table-cell>
          <table:table-cell/>
          <table:table-cell table:formula="of:=AVERAGE([.B11:.G11])" office:value-type="float" office:value="2.36478624182868" calcext:value-type="float">
            <text:p>2,36478624182868</text:p>
          </table:table-cell>
        </table:table-row>
        <table:table-row table:style-name="ro1">
          <table:table-cell table:formula="of:=[Moyennes.A11]" office:value-type="string" office:string-value="Wolf Pack Algorithm" calcext:value-type="string">
            <text:p>Wolf Pack Algorithm</text:p>
          </table:table-cell>
          <table:table-cell table:formula="of:=100*([Moyennes.B11]-[.B$2])/[.B$2]" office:value-type="float" office:value="0" calcext:value-type="float">
            <text:p>0,0000000000</text:p>
          </table:table-cell>
          <table:table-cell table:formula="of:=100*([Moyennes.C11]-[.C$2])/[.C$2]" office:value-type="float" office:value="0.090865992414665" calcext:value-type="float">
            <text:p>0,0908659924</text:p>
          </table:table-cell>
          <table:table-cell table:formula="of:=100*([Moyennes.D11]-[.D$2])/[.D$2]" office:value-type="float" office:value="0.255768393556813" calcext:value-type="float">
            <text:p>0,2557683936</text:p>
          </table:table-cell>
          <table:table-cell table:formula="of:=100*([Moyennes.E11]-[.E$2])/[.E$2]" office:value-type="float" office:value="0.00849785174307255" calcext:value-type="float">
            <text:p>0,0084978517</text:p>
          </table:table-cell>
          <table:table-cell table:formula="of:=100*([Moyennes.F11]-[.F$2])/[.F$2]" office:value-type="float" office:value="2.76570452097032" calcext:value-type="float">
            <text:p>2,7657045210</text:p>
          </table:table-cell>
          <table:table-cell table:formula="of:=100*([Moyennes.G11]-[.G$2])/[.G$2]" office:value-type="float" office:value="5.81950951216399" calcext:value-type="float">
            <text:p>5,8195095122</text:p>
          </table:table-cell>
          <table:table-cell/>
          <table:table-cell table:formula="of:=AVERAGE([.B12:.G12])" office:value-type="float" office:value="1.49005771180814" calcext:value-type="float">
            <text:p>1,49005771180814</text:p>
          </table:table-cell>
        </table:table-row>
      </table:table>
      <table:table table:name="Ecarts Normalisés" table:style-name="ta1">
        <table:shapes>
          <draw:frame draw:z-index="0" draw:style-name="gr1" draw:text-style-name="P1" svg:width="379.58mm" svg:height="165.22mm" svg:x="3.02mm" svg:y="56.31mm">
            <loext:p draw:notify-on-update-of-ranges="'Ecarts Normalisés'.B1:'Ecarts Normalisés'.G1 'Ecarts Normalisés'.A3:'Ecarts Normalisés'.A3 'Ecarts Normalisés'.B3:'Ecarts Normalisés'.G3 'Ecarts Normalisés'.A4:'Ecarts Normalisés'.A4 'Ecarts Normalisés'.B4:'Ecarts Normalisés'.G4 'Ecarts Normalisés'.A5:'Ecarts Normalisés'.A5 'Ecarts Normalisés'.B5:'Ecarts Normalisés'.G5 'Ecarts Normalisés'.A6:'Ecarts Normalisés'.A6 'Ecarts Normalisés'.B6:'Ecarts Normalisés'.G6 'Ecarts Normalisés'.A7:'Ecarts Normalisés'.A7 'Ecarts Normalisés'.B7:'Ecarts Normalisés'.G7 'Ecarts Normalisés'.A8:'Ecarts Normalisés'.A8 'Ecarts Normalisés'.B8:'Ecarts Normalisés'.G8 'Ecarts Normalisés'.A9:'Ecarts Normalisés'.A9 'Ecarts Normalisés'.B9:'Ecarts Normalisés'.G9 'Ecarts Normalisés'.A10:'Ecarts Normalisés'.A10 'Ecarts Normalisés'.B10:'Ecarts Normalisés'.G10 'Ecarts Normalisés'.A11:'Ecarts Normalisés'.A11 'Ecarts Normalisés'.B11:'Ecarts Normalisés'.G11 'Ecarts Normalisés'.A12:'Ecarts Normalisés'.A12 'Ecarts Normalisés'.B12:'Ecarts Normalisés'.G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/>
          <table:table-cell table:formula="of:=[Ecarts.B1]" office:value-type="string" office:string-value="instances/tai01.txt" calcext:value-type="string">
            <text:p>instances/tai01.txt</text:p>
          </table:table-cell>
          <table:table-cell table:formula="of:=[Ecarts.C1]" office:value-type="string" office:string-value="instances/tai11.txt" calcext:value-type="string">
            <text:p>instances/tai11.txt</text:p>
          </table:table-cell>
          <table:table-cell table:formula="of:=[Ecarts.D1]" office:value-type="string" office:string-value="instances/tai21.txt" calcext:value-type="string">
            <text:p>instances/tai21.txt</text:p>
          </table:table-cell>
          <table:table-cell table:formula="of:=[Ecarts.E1]" office:value-type="string" office:string-value="instances/tai31.txt" calcext:value-type="string">
            <text:p>instances/tai31.txt</text:p>
          </table:table-cell>
          <table:table-cell table:formula="of:=[Ecarts.F1]" office:value-type="string" office:string-value="instances/tai41.txt" calcext:value-type="string">
            <text:p>instances/tai41.txt</text:p>
          </table:table-cell>
          <table:table-cell table:formula="of:=[Ecarts.G1]" office:value-type="string" office:string-value="instances/tai51.txt" calcext:value-type="string">
            <text:p>instances/tai51.txt</text:p>
          </table:table-cell>
        </table:table-row>
        <table:table-row table:style-name="ro1">
          <table:table-cell table:style-name="ce1" table:formula="of:=[Ecarts.A2]" office:value-type="string" office:string-value="Optimal / Best known" calcext:value-type="string">
            <text:p>Optimal / Best known</text:p>
          </table:table-cell>
          <table:table-cell table:style-name="ce1" table:formula="of:=[Ecarts.B2]" office:value-type="float" office:value="1278" calcext:value-type="float">
            <text:p>1278</text:p>
          </table:table-cell>
          <table:table-cell table:style-name="ce1" table:formula="of:=[Ecarts.C2]" office:value-type="float" office:value="1582" calcext:value-type="float">
            <text:p>1582</text:p>
          </table:table-cell>
          <table:table-cell table:style-name="ce1" table:formula="of:=[Ecarts.D2]" office:value-type="float" office:value="2297" calcext:value-type="float">
            <text:p>2297</text:p>
          </table:table-cell>
          <table:table-cell table:style-name="ce1" table:formula="of:=[Ecarts.E2]" office:value-type="float" office:value="2724" calcext:value-type="float">
            <text:p>2724</text:p>
          </table:table-cell>
          <table:table-cell table:style-name="ce1" table:formula="of:=[Ecarts.F2]" office:value-type="float" office:value="2991" calcext:value-type="float">
            <text:p>2991</text:p>
          </table:table-cell>
          <table:table-cell table:style-name="ce1" table:formula="of:=[Ecarts.G2]" office:value-type="float" office:value="3771" calcext:value-type="float">
            <text:p>3771</text:p>
          </table:table-cell>
        </table:table-row>
        <table:table-row table:style-name="ro1">
          <table:table-cell table:formula="of:=[Ecarts.A3]" office:value-type="string" office:string-value="Ant Colony Optimization" calcext:value-type="string">
            <text:p>Ant Colony Optimization</text:p>
          </table:table-cell>
          <table:table-cell table:formula="of:=[Ecarts.B3]/MAX([Ecarts.B$3:.B$12])" office:value-type="float" office:value="0" calcext:value-type="float">
            <text:p>0</text:p>
          </table:table-cell>
          <table:table-cell table:formula="of:=[Ecarts.C3]/MAX([Ecarts.C$3:.C$12])" office:value-type="float" office:value="0.691742081447962" calcext:value-type="float">
            <text:p>0,691742081447962</text:p>
          </table:table-cell>
          <table:table-cell table:formula="of:=[Ecarts.D3]/MAX([Ecarts.D$3:.D$12])" office:value-type="float" office:value="0.651964882943147" calcext:value-type="float">
            <text:p>0,651964882943147</text:p>
          </table:table-cell>
          <table:table-cell table:formula="of:=[Ecarts.E3]/MAX([Ecarts.E$3:.E$12])" office:value-type="float" office:value="0.694315472455789" calcext:value-type="float">
            <text:p>0,694315472455789</text:p>
          </table:table-cell>
          <table:table-cell table:formula="of:=[Ecarts.F3]/MAX([Ecarts.F$3:.F$12])" office:value-type="float" office:value="1" calcext:value-type="float">
            <text:p>1</text:p>
          </table:table-cell>
          <table:table-cell table:formula="of:=[Ecarts.G3]/MAX([Ecarts.G$3:.G$12])" office:value-type="float" office:value="0.976789770075604" calcext:value-type="float">
            <text:p>0,976789770075604</text:p>
          </table:table-cell>
        </table:table-row>
        <table:table-row table:style-name="ro1">
          <table:table-cell table:formula="of:=[Ecarts.A4]" office:value-type="string" office:string-value="Bees algorithm" calcext:value-type="string">
            <text:p>Bees algorithm</text:p>
          </table:table-cell>
          <table:table-cell table:formula="of:=[Ecarts.B4]/MAX([Ecarts.B$3:.B$12])" office:value-type="float" office:value="0.00240384615383959" calcext:value-type="float">
            <text:p>0,00240384615384</text:p>
          </table:table-cell>
          <table:table-cell table:formula="of:=[Ecarts.C4]/MAX([Ecarts.C$3:.C$12])" office:value-type="float" office:value="0.072398190045252" calcext:value-type="float">
            <text:p>0,072398190045252</text:p>
          </table:table-cell>
          <table:table-cell table:formula="of:=[Ecarts.D4]/MAX([Ecarts.D$3:.D$12])" office:value-type="float" office:value="0.221989966555186" calcext:value-type="float">
            <text:p>0,221989966555186</text:p>
          </table:table-cell>
          <table:table-cell table:formula="of:=[Ecarts.E4]/MAX([Ecarts.E$3:.E$12])" office:value-type="float" office:value="0.260885932990331" calcext:value-type="float">
            <text:p>0,260885932990331</text:p>
          </table:table-cell>
          <table:table-cell table:formula="of:=[Ecarts.F4]/MAX([Ecarts.F$3:.F$12])" office:value-type="float" office:value="0.951308581862445" calcext:value-type="float">
            <text:p>0,951308581862445</text:p>
          </table:table-cell>
          <table:table-cell table:formula="of:=[Ecarts.G4]/MAX([Ecarts.G$3:.G$12])" office:value-type="float" office:value="1" calcext:value-type="float">
            <text:p>1</text:p>
          </table:table-cell>
        </table:table-row>
        <table:table-row table:style-name="ro1">
          <table:table-cell table:formula="of:=[Ecarts.A5]" office:value-type="string" office:string-value="Genetic" calcext:value-type="string">
            <text:p>Genetic</text:p>
          </table:table-cell>
          <table:table-cell table:formula="of:=[Ecarts.B5]/MAX([Ecarts.B$3:.B$12])" office:value-type="float" office:value="0.326923076923066" calcext:value-type="float">
            <text:p>0,326923076923066</text:p>
          </table:table-cell>
          <table:table-cell table:formula="of:=[Ecarts.C5]/MAX([Ecarts.C$3:.C$12])" office:value-type="float" office:value="0.433540723981898" calcext:value-type="float">
            <text:p>0,433540723981898</text:p>
          </table:table-cell>
          <table:table-cell table:formula="of:=[Ecarts.D5]/MAX([Ecarts.D$3:.D$12])" office:value-type="float" office:value="0.661998327759193" calcext:value-type="float">
            <text:p>0,661998327759193</text:p>
          </table:table-cell>
          <table:table-cell table:formula="of:=[Ecarts.E5]/MAX([Ecarts.E$3:.E$12])" office:value-type="float" office:value="0.771615008156616" calcext:value-type="float">
            <text:p>0,771615008156616</text:p>
          </table:table-cell>
          <table:table-cell table:formula="of:=[Ecarts.F5]/MAX([Ecarts.F$3:.F$12])" office:value-type="float" office:value="0.806248731994318" calcext:value-type="float">
            <text:p>0,806248731994318</text:p>
          </table:table-cell>
          <table:table-cell table:formula="of:=[Ecarts.G5]/MAX([Ecarts.G$3:.G$12])" office:value-type="float" office:value="0.785756510376155" calcext:value-type="float">
            <text:p>0,785756510376155</text:p>
          </table:table-cell>
        </table:table-row>
        <table:table-row table:style-name="ro1">
          <table:table-cell table:formula="of:=[Ecarts.A6]" office:value-type="string" office:string-value="GRASP" calcext:value-type="string">
            <text:p>GRASP</text:p>
          </table:table-cell>
          <table:table-cell table:formula="of:=[Ecarts.B6]/MAX([Ecarts.B$3:.B$12])" office:value-type="float" office:value="0.016826923076934" calcext:value-type="float">
            <text:p>0,016826923076934</text:p>
          </table:table-cell>
          <table:table-cell table:formula="of:=[Ecarts.C6]/MAX([Ecarts.C$3:.C$12])" office:value-type="float" office:value="0.192590497737556" calcext:value-type="float">
            <text:p>0,192590497737556</text:p>
          </table:table-cell>
          <table:table-cell table:formula="of:=[Ecarts.D6]/MAX([Ecarts.D$3:.D$12])" office:value-type="float" office:value="0.295568561872909" calcext:value-type="float">
            <text:p>0,295568561872909</text:p>
          </table:table-cell>
          <table:table-cell table:formula="of:=[Ecarts.E6]/MAX([Ecarts.E$3:.E$12])" office:value-type="float" office:value="0.0303676747396314" calcext:value-type="float">
            <text:p>0,030367674739632</text:p>
          </table:table-cell>
          <table:table-cell table:formula="of:=[Ecarts.F6]/MAX([Ecarts.F$3:.F$12])" office:value-type="float" office:value="0.788868600797997" calcext:value-type="float">
            <text:p>0,788868600797997</text:p>
          </table:table-cell>
          <table:table-cell table:formula="of:=[Ecarts.G6]/MAX([Ecarts.G$3:.G$12])" office:value-type="float" office:value="0.947543635854516" calcext:value-type="float">
            <text:p>0,947543635854516</text:p>
          </table:table-cell>
        </table:table-row>
        <table:table-row table:style-name="ro1">
          <table:table-cell table:formula="of:=[Ecarts.A7]" office:value-type="string" office:string-value="ILS" calcext:value-type="string">
            <text:p>ILS</text:p>
          </table:table-cell>
          <table:table-cell table:formula="of:=[Ecarts.B7]/MAX([Ecarts.B$3:.B$12])" office:value-type="float" office:value="0" calcext:value-type="float">
            <text:p>0</text:p>
          </table:table-cell>
          <table:table-cell table:formula="of:=[Ecarts.C7]/MAX([Ecarts.C$3:.C$12])" office:value-type="float" office:value="0.291006787330315" calcext:value-type="float">
            <text:p>0,291006787330315</text:p>
          </table:table-cell>
          <table:table-cell table:formula="of:=[Ecarts.D7]/MAX([Ecarts.D$3:.D$12])" office:value-type="float" office:value="0.310409698996656" calcext:value-type="float">
            <text:p>0,310409698996656</text:p>
          </table:table-cell>
          <table:table-cell table:formula="of:=[Ecarts.E7]/MAX([Ecarts.E$3:.E$12])" office:value-type="float" office:value="0.0607353494792629" calcext:value-type="float">
            <text:p>0,060735349479263</text:p>
          </table:table-cell>
          <table:table-cell table:formula="of:=[Ecarts.F7]/MAX([Ecarts.F$3:.F$12])" office:value-type="float" office:value="0.917089335226889" calcext:value-type="float">
            <text:p>0,917089335226889</text:p>
          </table:table-cell>
          <table:table-cell table:formula="of:=[Ecarts.G7]/MAX([Ecarts.G$3:.G$12])" office:value-type="float" office:value="0.780218412619395" calcext:value-type="float">
            <text:p>0,780218412619395</text:p>
          </table:table-cell>
        </table:table-row>
        <table:table-row table:style-name="ro1">
          <table:table-cell table:formula="of:=[Ecarts.A8]" office:value-type="string" office:string-value="Memetic" calcext:value-type="string">
            <text:p>Memetic</text:p>
          </table:table-cell>
          <table:table-cell table:formula="of:=[Ecarts.B8]/MAX([Ecarts.B$3:.B$12])" office:value-type="float" office:value="0" calcext:value-type="float">
            <text:p>0</text:p>
          </table:table-cell>
          <table:table-cell table:formula="of:=[Ecarts.C8]/MAX([Ecarts.C$3:.C$12])" office:value-type="float" office:value="0.00593891402714984" calcext:value-type="float">
            <text:p>0,00593891402715</text:p>
          </table:table-cell>
          <table:table-cell table:formula="of:=[Ecarts.D8]/MAX([Ecarts.D$3:.D$12])" office:value-type="float" office:value="0.0668896321070189" calcext:value-type="float">
            <text:p>0,066889632107019</text:p>
          </table:table-cell>
          <table:table-cell table:formula="of:=[Ecarts.E8]/MAX([Ecarts.E$3:.E$12])" office:value-type="float" office:value="0.0621156983310435" calcext:value-type="float">
            <text:p>0,062115698331044</text:p>
          </table:table-cell>
          <table:table-cell table:formula="of:=[Ecarts.F8]/MAX([Ecarts.F$3:.F$12])" office:value-type="float" office:value="0.589030905525123" calcext:value-type="float">
            <text:p>0,589030905525123</text:p>
          </table:table-cell>
          <table:table-cell table:formula="of:=[Ecarts.G8]/MAX([Ecarts.G$3:.G$12])" office:value-type="float" office:value="0.804050900718708" calcext:value-type="float">
            <text:p>0,804050900718708</text:p>
          </table:table-cell>
        </table:table-row>
        <table:table-row table:style-name="ro1">
          <table:table-cell table:formula="of:=[Ecarts.A9]" office:value-type="string" office:string-value="Simulated Annealing" calcext:value-type="string">
            <text:p>Simulated Annealing</text:p>
          </table:table-cell>
          <table:table-cell table:formula="of:=[Ecarts.B9]/MAX([Ecarts.B$3:.B$12])" office:value-type="float" office:value="0.267045454545467" calcext:value-type="float">
            <text:p>0,267045454545467</text:p>
          </table:table-cell>
          <table:table-cell table:formula="of:=[Ecarts.C9]/MAX([Ecarts.C$3:.C$12])" office:value-type="float" office:value="0.586564171122993" calcext:value-type="float">
            <text:p>0,586564171122993</text:p>
          </table:table-cell>
          <table:table-cell table:formula="of:=[Ecarts.D9]/MAX([Ecarts.D$3:.D$12])" office:value-type="float" office:value="0.947134387351782" calcext:value-type="float">
            <text:p>0,947134387351782</text:p>
          </table:table-cell>
          <table:table-cell table:formula="of:=[Ecarts.E9]/MAX([Ecarts.E$3:.E$12])" office:value-type="float" office:value="1" calcext:value-type="float">
            <text:p>1</text:p>
          </table:table-cell>
          <table:table-cell table:formula="of:=[Ecarts.F9]/MAX([Ecarts.F$3:.F$12])" office:value-type="float" office:value="0.989603890395126" calcext:value-type="float">
            <text:p>0,989603890395126</text:p>
          </table:table-cell>
          <table:table-cell table:formula="of:=[Ecarts.G9]/MAX([Ecarts.G$3:.G$12])" office:value-type="float" office:value="0.949580117154243" calcext:value-type="float">
            <text:p>0,949580117154243</text:p>
          </table:table-cell>
        </table:table-row>
        <table:table-row table:style-name="ro1">
          <table:table-cell table:formula="of:=[Ecarts.A10]" office:value-type="string" office:string-value="Tabu Search" calcext:value-type="string">
            <text:p>Tabu Search</text:p>
          </table:table-cell>
          <table:table-cell table:formula="of:=[Ecarts.B10]/MAX([Ecarts.B$3:.B$12])" office:value-type="float" office:value="1" calcext:value-type="float">
            <text:p>1</text:p>
          </table:table-cell>
          <table:table-cell table:formula="of:=[Ecarts.C10]/MAX([Ecarts.C$3:.C$12])" office:value-type="float" office:value="0.647058823529412" calcext:value-type="float">
            <text:p>0,647058823529412</text:p>
          </table:table-cell>
          <table:table-cell table:formula="of:=[Ecarts.D10]/MAX([Ecarts.D$3:.D$12])" office:value-type="float" office:value="1" calcext:value-type="float">
            <text:p>1</text:p>
          </table:table-cell>
          <table:table-cell table:formula="of:=[Ecarts.E10]/MAX([Ecarts.E$3:.E$12])" office:value-type="float" office:value="0.717781402936387" calcext:value-type="float">
            <text:p>0,717781402936387</text:p>
          </table:table-cell>
          <table:table-cell table:formula="of:=[Ecarts.F10]/MAX([Ecarts.F$3:.F$12])" office:value-type="float" office:value="0.886183810103469" calcext:value-type="float">
            <text:p>0,886183810103469</text:p>
          </table:table-cell>
          <table:table-cell table:formula="of:=[Ecarts.G10]/MAX([Ecarts.G$3:.G$12])" office:value-type="float" office:value="0.689213154537817" calcext:value-type="float">
            <text:p>0,689213154537817</text:p>
          </table:table-cell>
        </table:table-row>
        <table:table-row table:style-name="ro1">
          <table:table-cell table:formula="of:=[Ecarts.A11]" office:value-type="string" office:string-value="VNS" calcext:value-type="string">
            <text:p>VNS</text:p>
          </table:table-cell>
          <table:table-cell table:formula="of:=[Ecarts.B11]/MAX([Ecarts.B$3:.B$12])" office:value-type="float" office:value="1" calcext:value-type="float">
            <text:p>1</text:p>
          </table:table-cell>
          <table:table-cell table:formula="of:=[Ecarts.C11]/MAX([Ecarts.C$3:.C$12])" office:value-type="float" office:value="1" calcext:value-type="float">
            <text:p>1</text:p>
          </table:table-cell>
          <table:table-cell table:formula="of:=[Ecarts.D11]/MAX([Ecarts.D$3:.D$12])" office:value-type="float" office:value="0.782608695652174" calcext:value-type="float">
            <text:p>0,782608695652174</text:p>
          </table:table-cell>
          <table:table-cell table:formula="of:=[Ecarts.E11]/MAX([Ecarts.E$3:.E$12])" office:value-type="float" office:value="0.717781402936387" calcext:value-type="float">
            <text:p>0,717781402936387</text:p>
          </table:table-cell>
          <table:table-cell table:formula="of:=[Ecarts.F11]/MAX([Ecarts.F$3:.F$12])" office:value-type="float" office:value="0.738486508419557" calcext:value-type="float">
            <text:p>0,738486508419557</text:p>
          </table:table-cell>
          <table:table-cell table:formula="of:=[Ecarts.G11]/MAX([Ecarts.G$3:.G$12])" office:value-type="float" office:value="0.750692262219595" calcext:value-type="float">
            <text:p>0,750692262219595</text:p>
          </table:table-cell>
        </table:table-row>
        <table:table-row table:style-name="ro1">
          <table:table-cell table:formula="of:=[Ecarts.A12]" office:value-type="string" office:string-value="Wolf Pack Algorithm" calcext:value-type="string">
            <text:p>Wolf Pack Algorithm</text:p>
          </table:table-cell>
          <table:table-cell table:formula="of:=[Ecarts.B12]/MAX([Ecarts.B$3:.B$12])" office:value-type="float" office:value="0" calcext:value-type="float">
            <text:p>0</text:p>
          </table:table-cell>
          <table:table-cell table:formula="of:=[Ecarts.C12]/MAX([Ecarts.C$3:.C$12])" office:value-type="float" office:value="0.0422794117647059" calcext:value-type="float">
            <text:p>0,042279411764706</text:p>
          </table:table-cell>
          <table:table-cell table:formula="of:=[Ecarts.D12]/MAX([Ecarts.D$3:.D$12])" office:value-type="float" office:value="0.127717391304348" calcext:value-type="float">
            <text:p>0,127717391304348</text:p>
          </table:table-cell>
          <table:table-cell table:formula="of:=[Ecarts.E12]/MAX([Ecarts.E$3:.E$12])" office:value-type="float" office:value="0.0332306205062876" calcext:value-type="float">
            <text:p>0,033230620506288</text:p>
          </table:table-cell>
          <table:table-cell table:formula="of:=[Ecarts.F12]/MAX([Ecarts.F$3:.F$12])" office:value-type="float" office:value="0.581802333881863" calcext:value-type="float">
            <text:p>0,581802333881863</text:p>
          </table:table-cell>
          <table:table-cell table:formula="of:=[Ecarts.G12]/MAX([Ecarts.G$3:.G$12])" office:value-type="float" office:value="0.710095677956044" calcext:value-type="float">
            <text:p>0,7100956779560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10" loext:min-decimal-places="10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4:10:41.3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9:14:40.576664836</meta:creation-date>
    <meta:generator>LibreOffice/5.2.6.2$Windows_x86 LibreOffice_project/a3100ed2409ebf1c212f5048fbe377c281438fdc</meta:generator>
    <dc:date>2017-04-24T14:35:30.037000000</dc:date>
    <meta:editing-duration>PT2H29M48S</meta:editing-duration>
    <meta:editing-cycles>26</meta:editing-cycles>
    <meta:document-statistic meta:table-count="13" meta:cell-count="544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8.245cm" svg:height="16.289cm" xlink:href=".." xlink:type="simple" chart:class="chart:bar" chart:style-name="ch1">
        <chart:legend chart:legend-position="end" svg:x="33.803cm" svg:y="5.644cm" style:legend-expansion="high" chart:style-name="ch2"/>
        <chart:plot-area chart:style-name="ch3" table:cell-range-address="Ecarts.B1:Ecarts.G1 Ecarts.A3:Ecarts.G12" chart:data-source-has-labels="both" svg:x="0.764cm" svg:y="0.325cm" svg:width="32.275cm" svg:height="15.639cm">
          <chartooo:coordinate-region svg:x="3.255cm" svg:y="0.521cm" svg:width="29.784cm" svg:height="14.804cm"/>
          <chart:axis chart:dimension="x" chart:name="primary-x" chart:style-name="ch4" chartooo:axis-type="auto">
            <chartooo:date-scale/>
            <chart:categories table:cell-range-address="Ecarts.B1:Ecarts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carts.B3:Ecarts.G3" chart:label-cell-address="Ecarts.A3:Ecarts.A3" chart:class="chart:bar">
            <chart:data-point chart:repeated="6"/>
          </chart:series>
          <chart:series chart:style-name="ch8" chart:values-cell-range-address="Ecarts.B4:Ecarts.G4" chart:label-cell-address="Ecarts.A4:Ecarts.A4" chart:class="chart:bar">
            <chart:data-point chart:repeated="6"/>
          </chart:series>
          <chart:series chart:style-name="ch9" chart:values-cell-range-address="Ecarts.B5:Ecarts.G5" chart:label-cell-address="Ecarts.A5:Ecarts.A5" chart:class="chart:bar">
            <chart:data-point chart:repeated="6"/>
          </chart:series>
          <chart:series chart:style-name="ch10" chart:values-cell-range-address="Ecarts.B6:Ecarts.G6" chart:label-cell-address="Ecarts.A6:Ecarts.A6" chart:class="chart:bar">
            <chart:data-point chart:repeated="6"/>
          </chart:series>
          <chart:series chart:style-name="ch11" chart:values-cell-range-address="Ecarts.B7:Ecarts.G7" chart:label-cell-address="Ecarts.A7:Ecarts.A7" chart:class="chart:bar">
            <chart:data-point chart:repeated="6"/>
          </chart:series>
          <chart:series chart:style-name="ch12" chart:values-cell-range-address="Ecarts.B8:Ecarts.G8" chart:label-cell-address="Ecarts.A8:Ecarts.A8" chart:class="chart:bar">
            <chart:data-point chart:repeated="6"/>
          </chart:series>
          <chart:series chart:style-name="ch13" chart:values-cell-range-address="Ecarts.B9:Ecarts.G9" chart:label-cell-address="Ecarts.A9:Ecarts.A9" chart:class="chart:bar">
            <chart:data-point chart:repeated="6"/>
          </chart:series>
          <chart:series chart:style-name="ch14" chart:values-cell-range-address="Ecarts.B10:Ecarts.G10" chart:label-cell-address="Ecarts.A10:Ecarts.A10" chart:class="chart:bar">
            <chart:data-point chart:repeated="6"/>
          </chart:series>
          <chart:series chart:style-name="ch15" chart:values-cell-range-address="Ecarts.B11:Ecarts.G11" chart:label-cell-address="Ecarts.A11:Ecarts.A11" chart:class="chart:bar">
            <chart:data-point chart:repeated="6"/>
          </chart:series>
          <chart:series chart:style-name="ch16" chart:values-cell-range-address="Ecarts.B12:Ecarts.G12" chart:label-cell-address="Ecarts.A12:Ecarts.A12" chart:class="chart:ba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Ecarts.B1:Ecarts.G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">
                <text:p>0</text:p>
                <draw:g>
                  <svg:desc>Ecarts.B3:Ecarts.G3</svg:desc>
                </draw:g>
              </table:table-cell>
              <table:table-cell office:value-type="float" office:value="1.48667703977438">
                <text:p>1.48667703977438</text:p>
              </table:table-cell>
              <table:table-cell office:value-type="float" office:value="1.30563276514518">
                <text:p>1.30563276514518</text:p>
              </table:table-cell>
              <table:table-cell office:value-type="float" office:value="0.177552806958097">
                <text:p>0.177552806958097</text:p>
              </table:table-cell>
              <table:table-cell office:value-type="float" office:value="4.75368412931101">
                <text:p>4.75368412931101</text:p>
              </table:table-cell>
              <table:table-cell office:value-type="float" office:value="8.00517104216388">
                <text:p>8.00517104216388</text:p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0150475502587768">
                <text:p>0.00150475502587768</text:p>
                <draw:g>
                  <svg:desc>Ecarts.B4:Ecarts.G4</svg:desc>
                </draw:g>
              </table:table-cell>
              <table:table-cell office:value-type="float" office:value="0.155596615773614">
                <text:p>0.155596615773614</text:p>
              </table:table-cell>
              <table:table-cell office:value-type="float" office:value="0.444559793710865">
                <text:p>0.444559793710865</text:p>
              </table:table-cell>
              <table:table-cell office:value-type="float" office:value="0.0667146729922035">
                <text:p>0.0667146729922035</text:p>
              </table:table-cell>
              <table:table-cell office:value-type="float" office:value="4.52222050767687">
                <text:p>4.52222050767687</text:p>
              </table:table-cell>
              <table:table-cell office:value-type="float" office:value="8.19538787915877">
                <text:p>8.19538787915877</text:p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204646683519916">
                <text:p>0.204646683519916</text:p>
                <draw:g>
                  <svg:desc>Ecarts.B5:Ecarts.G5</svg:desc>
                </draw:g>
              </table:table-cell>
              <table:table-cell office:value-type="float" office:value="0.931756296800539">
                <text:p>0.931756296800539</text:p>
              </table:table-cell>
              <table:table-cell office:value-type="float" office:value="1.32572586316599">
                <text:p>1.32572586316599</text:p>
              </table:table-cell>
              <table:table-cell office:value-type="float" office:value="0.197320117474303">
                <text:p>0.197320117474303</text:p>
              </table:table-cell>
              <table:table-cell office:value-type="float" office:value="3.83265180155852">
                <text:p>3.83265180155852</text:p>
              </table:table-cell>
              <table:table-cell office:value-type="float" office:value="6.43957938110683">
                <text:p>6.43957938110683</text:p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0105332851811793">
                <text:p>0.0105332851811793</text:p>
                <draw:g>
                  <svg:desc>Ecarts.B6:Ecarts.G6</svg:desc>
                </draw:g>
              </table:table-cell>
              <table:table-cell office:value-type="float" office:value="0.413911309929008">
                <text:p>0.413911309929008</text:p>
              </table:table-cell>
              <table:table-cell office:value-type="float" office:value="0.591909179196944">
                <text:p>0.591909179196944</text:p>
              </table:table-cell>
              <table:table-cell office:value-type="float" office:value="0.00776572913137175">
                <text:p>0.00776572913137175</text:p>
              </table:table-cell>
              <table:table-cell office:value-type="float" office:value="3.75003214772522">
                <text:p>3.75003214772522</text:p>
              </table:table-cell>
              <table:table-cell office:value-type="float" office:value="7.76548762825613">
                <text:p>7.76548762825613</text:p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">
                <text:p>0</text:p>
                <draw:g>
                  <svg:desc>Ecarts.B7:Ecarts.G7</svg:desc>
                </draw:g>
              </table:table-cell>
              <table:table-cell office:value-type="float" office:value="0.625425459496253">
                <text:p>0.625425459496253</text:p>
              </table:table-cell>
              <table:table-cell office:value-type="float" office:value="0.621630220019425">
                <text:p>0.621630220019425</text:p>
              </table:table-cell>
              <table:table-cell office:value-type="float" office:value="0.0155314582627435">
                <text:p>0.0155314582627435</text:p>
              </table:table-cell>
              <table:table-cell office:value-type="float" office:value="4.35955301802845">
                <text:p>4.35955301802845</text:p>
              </table:table-cell>
              <table:table-cell office:value-type="float" office:value="6.39419252187749">
                <text:p>6.39419252187749</text:p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">
                <text:p>0</text:p>
                <draw:g>
                  <svg:desc>Ecarts.B8:Ecarts.G8</svg:desc>
                </draw:g>
              </table:table-cell>
              <table:table-cell office:value-type="float" office:value="0.0127637848876798">
                <text:p>0.0127637848876798</text:p>
              </table:table-cell>
              <table:table-cell office:value-type="float" office:value="0.133953986805523">
                <text:p>0.133953986805523</text:p>
              </table:table-cell>
              <table:table-cell office:value-type="float" office:value="0.0158844459505278">
                <text:p>0.0158844459505278</text:p>
              </table:table-cell>
              <table:table-cell office:value-type="float" office:value="2.80006686726847">
                <text:p>2.80006686726847</text:p>
              </table:table-cell>
              <table:table-cell office:value-type="float" office:value="6.58950900597679">
                <text:p>6.58950900597679</text:p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16716460378433">
                <text:p>0.16716460378433</text:p>
                <draw:g>
                  <svg:desc>Ecarts.B9:Ecarts.G9</svg:desc>
                </draw:g>
              </table:table-cell>
              <table:table-cell office:value-type="float" office:value="1.26063096195839">
                <text:p>1.26063096195839</text:p>
              </table:table-cell>
              <table:table-cell office:value-type="float" office:value="1.89674278703448">
                <text:p>1.89674278703448</text:p>
              </table:table-cell>
              <table:table-cell office:value-type="float" office:value="0.255723534908554">
                <text:p>0.255723534908554</text:p>
              </table:table-cell>
              <table:table-cell office:value-type="float" office:value="4.70426430807574">
                <text:p>4.70426430807574</text:p>
              </table:table-cell>
              <table:table-cell office:value-type="float" office:value="7.78217738241604">
                <text:p>7.78217738241604</text:p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625978090766823">
                <text:p>0.625978090766823</text:p>
                <draw:g>
                  <svg:desc>Ecarts.B10:Ecarts.G10</svg:desc>
                </draw:g>
              </table:table-cell>
              <table:table-cell office:value-type="float" office:value="1.39064475347661">
                <text:p>1.39064475347661</text:p>
              </table:table-cell>
              <table:table-cell office:value-type="float" office:value="2.00261210274271">
                <text:p>2.00261210274271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4.21263791374122">
                <text:p>4.21263791374122</text:p>
              </table:table-cell>
              <table:table-cell office:value-type="float" office:value="5.64836913285601">
                <text:p>5.64836913285601</text:p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625978090766823">
                <text:p>0.625978090766823</text:p>
                <draw:g>
                  <svg:desc>Ecarts.B11:Ecarts.G11</svg:desc>
                </draw:g>
              </table:table-cell>
              <table:table-cell office:value-type="float" office:value="2.14917825537295">
                <text:p>2.14917825537295</text:p>
              </table:table-cell>
              <table:table-cell office:value-type="float" office:value="1.56726164562473">
                <text:p>1.56726164562473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3.51053159478435">
                <text:p>3.51053159478435</text:p>
              </table:table-cell>
              <table:table-cell office:value-type="float" office:value="6.15221426677274">
                <text:p>6.15221426677274</text:p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">
                <text:p>0</text:p>
                <draw:g>
                  <svg:desc>Ecarts.B12:Ecarts.G12</svg:desc>
                </draw:g>
              </table:table-cell>
              <table:table-cell office:value-type="float" office:value="0.090865992414665">
                <text:p>0.090865992414665</text:p>
              </table:table-cell>
              <table:table-cell office:value-type="float" office:value="0.255768393556813">
                <text:p>0.255768393556813</text:p>
              </table:table-cell>
              <table:table-cell office:value-type="float" office:value="0.00849785174307255">
                <text:p>0.00849785174307255</text:p>
              </table:table-cell>
              <table:table-cell office:value-type="float" office:value="2.76570452097032">
                <text:p>2.76570452097032</text:p>
              </table:table-cell>
              <table:table-cell office:value-type="float" office:value="5.81950951216399">
                <text:p>5.81950951216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7.959cm" svg:height="16.523cm" xlink:href=".." xlink:type="simple" chart:class="chart:bar" chart:style-name="ch1">
        <chart:legend chart:legend-position="end" svg:x="33.517cm" svg:y="5.761cm" style:legend-expansion="high" chart:style-name="ch2"/>
        <chart:plot-area chart:style-name="ch3" table:cell-range-address="'Ecarts Normalisés'.B1:'Ecarts Normalisés'.G1 'Ecarts Normalisés'.A3:'Ecarts Normalisés'.G12" chart:data-source-has-labels="both" svg:x="0.759cm" svg:y="0.33cm" svg:width="31.999cm" svg:height="15.863cm">
          <chartooo:coordinate-region svg:x="1.504cm" svg:y="0.526cm" svg:width="31.254cm" svg:height="15.028cm"/>
          <chart:axis chart:dimension="x" chart:name="primary-x" chart:style-name="ch4" chartooo:axis-type="auto">
            <chartooo:date-scale/>
            <chart:categories table:cell-range-address="'Ecarts Normalisés'.B1:'Ecarts Normalisés'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arts Normalisés'.B3:'Ecarts Normalisés'.G3" chart:label-cell-address="'Ecarts Normalisés'.A3:'Ecarts Normalisés'.A3" chart:class="chart:bar">
            <chart:data-point chart:repeated="6"/>
          </chart:series>
          <chart:series chart:style-name="ch8" chart:values-cell-range-address="'Ecarts Normalisés'.B4:'Ecarts Normalisés'.G4" chart:label-cell-address="'Ecarts Normalisés'.A4:'Ecarts Normalisés'.A4" chart:class="chart:bar">
            <chart:data-point chart:repeated="6"/>
          </chart:series>
          <chart:series chart:style-name="ch9" chart:values-cell-range-address="'Ecarts Normalisés'.B5:'Ecarts Normalisés'.G5" chart:label-cell-address="'Ecarts Normalisés'.A5:'Ecarts Normalisés'.A5" chart:class="chart:bar">
            <chart:data-point chart:repeated="6"/>
          </chart:series>
          <chart:series chart:style-name="ch10" chart:values-cell-range-address="'Ecarts Normalisés'.B6:'Ecarts Normalisés'.G6" chart:label-cell-address="'Ecarts Normalisés'.A6:'Ecarts Normalisés'.A6" chart:class="chart:bar">
            <chart:data-point chart:repeated="6"/>
          </chart:series>
          <chart:series chart:style-name="ch11" chart:values-cell-range-address="'Ecarts Normalisés'.B7:'Ecarts Normalisés'.G7" chart:label-cell-address="'Ecarts Normalisés'.A7:'Ecarts Normalisés'.A7" chart:class="chart:bar">
            <chart:data-point chart:repeated="6"/>
          </chart:series>
          <chart:series chart:style-name="ch12" chart:values-cell-range-address="'Ecarts Normalisés'.B8:'Ecarts Normalisés'.G8" chart:label-cell-address="'Ecarts Normalisés'.A8:'Ecarts Normalisés'.A8" chart:class="chart:bar">
            <chart:data-point chart:repeated="6"/>
          </chart:series>
          <chart:series chart:style-name="ch13" chart:values-cell-range-address="'Ecarts Normalisés'.B9:'Ecarts Normalisés'.G9" chart:label-cell-address="'Ecarts Normalisés'.A9:'Ecarts Normalisés'.A9" chart:class="chart:bar">
            <chart:data-point chart:repeated="6"/>
          </chart:series>
          <chart:series chart:style-name="ch14" chart:values-cell-range-address="'Ecarts Normalisés'.B10:'Ecarts Normalisés'.G10" chart:label-cell-address="'Ecarts Normalisés'.A10:'Ecarts Normalisés'.A10" chart:class="chart:bar">
            <chart:data-point chart:repeated="6"/>
          </chart:series>
          <chart:series chart:style-name="ch15" chart:values-cell-range-address="'Ecarts Normalisés'.B11:'Ecarts Normalisés'.G11" chart:label-cell-address="'Ecarts Normalisés'.A11:'Ecarts Normalisés'.A11" chart:class="chart:bar">
            <chart:data-point chart:repeated="6"/>
          </chart:series>
          <chart:series chart:style-name="ch16" chart:values-cell-range-address="'Ecarts Normalisés'.B12:'Ecarts Normalisés'.G12" chart:label-cell-address="'Ecarts Normalisés'.A12:'Ecarts Normalisés'.A12" chart:class="chart:ba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'Ecarts Normalisés'.B1:'Ecarts Normalisés'.G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">
                <text:p>0</text:p>
                <draw:g>
                  <svg:desc>'Ecarts Normalisés'.B3:'Ecarts Normalisés'.G3</svg:desc>
                </draw:g>
              </table:table-cell>
              <table:table-cell office:value-type="float" office:value="0.691742081447962">
                <text:p>0.691742081447962</text:p>
              </table:table-cell>
              <table:table-cell office:value-type="float" office:value="0.651964882943147">
                <text:p>0.651964882943147</text:p>
              </table:table-cell>
              <table:table-cell office:value-type="float" office:value="0.694315472455789">
                <text:p>0.694315472455789</text:p>
              </table:table-cell>
              <table:table-cell office:value-type="float" office:value="1">
                <text:p>1</text:p>
              </table:table-cell>
              <table:table-cell office:value-type="float" office:value="0.976789770075604">
                <text:p>0.976789770075604</text:p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00240384615383959">
                <text:p>0.00240384615383959</text:p>
                <draw:g>
                  <svg:desc>'Ecarts Normalisés'.B4:'Ecarts Normalisés'.G4</svg:desc>
                </draw:g>
              </table:table-cell>
              <table:table-cell office:value-type="float" office:value="0.072398190045252">
                <text:p>0.072398190045252</text:p>
              </table:table-cell>
              <table:table-cell office:value-type="float" office:value="0.221989966555186">
                <text:p>0.221989966555186</text:p>
              </table:table-cell>
              <table:table-cell office:value-type="float" office:value="0.260885932990331">
                <text:p>0.260885932990331</text:p>
              </table:table-cell>
              <table:table-cell office:value-type="float" office:value="0.951308581862445">
                <text:p>0.951308581862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326923076923066">
                <text:p>0.326923076923066</text:p>
                <draw:g>
                  <svg:desc>'Ecarts Normalisés'.B5:'Ecarts Normalisés'.G5</svg:desc>
                </draw:g>
              </table:table-cell>
              <table:table-cell office:value-type="float" office:value="0.433540723981898">
                <text:p>0.433540723981898</text:p>
              </table:table-cell>
              <table:table-cell office:value-type="float" office:value="0.661998327759193">
                <text:p>0.661998327759193</text:p>
              </table:table-cell>
              <table:table-cell office:value-type="float" office:value="0.771615008156616">
                <text:p>0.771615008156616</text:p>
              </table:table-cell>
              <table:table-cell office:value-type="float" office:value="0.806248731994318">
                <text:p>0.806248731994318</text:p>
              </table:table-cell>
              <table:table-cell office:value-type="float" office:value="0.785756510376155">
                <text:p>0.785756510376155</text:p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016826923076934">
                <text:p>0.016826923076934</text:p>
                <draw:g>
                  <svg:desc>'Ecarts Normalisés'.B6:'Ecarts Normalisés'.G6</svg:desc>
                </draw:g>
              </table:table-cell>
              <table:table-cell office:value-type="float" office:value="0.192590497737556">
                <text:p>0.192590497737556</text:p>
              </table:table-cell>
              <table:table-cell office:value-type="float" office:value="0.295568561872909">
                <text:p>0.295568561872909</text:p>
              </table:table-cell>
              <table:table-cell office:value-type="float" office:value="0.0303676747396314">
                <text:p>0.0303676747396314</text:p>
              </table:table-cell>
              <table:table-cell office:value-type="float" office:value="0.788868600797997">
                <text:p>0.788868600797997</text:p>
              </table:table-cell>
              <table:table-cell office:value-type="float" office:value="0.947543635854516">
                <text:p>0.947543635854516</text:p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">
                <text:p>0</text:p>
                <draw:g>
                  <svg:desc>'Ecarts Normalisés'.B7:'Ecarts Normalisés'.G7</svg:desc>
                </draw:g>
              </table:table-cell>
              <table:table-cell office:value-type="float" office:value="0.291006787330315">
                <text:p>0.291006787330315</text:p>
              </table:table-cell>
              <table:table-cell office:value-type="float" office:value="0.310409698996656">
                <text:p>0.310409698996656</text:p>
              </table:table-cell>
              <table:table-cell office:value-type="float" office:value="0.0607353494792629">
                <text:p>0.0607353494792629</text:p>
              </table:table-cell>
              <table:table-cell office:value-type="float" office:value="0.917089335226889">
                <text:p>0.917089335226889</text:p>
              </table:table-cell>
              <table:table-cell office:value-type="float" office:value="0.780218412619395">
                <text:p>0.780218412619395</text:p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">
                <text:p>0</text:p>
                <draw:g>
                  <svg:desc>'Ecarts Normalisés'.B8:'Ecarts Normalisés'.G8</svg:desc>
                </draw:g>
              </table:table-cell>
              <table:table-cell office:value-type="float" office:value="0.00593891402714984">
                <text:p>0.00593891402714984</text:p>
              </table:table-cell>
              <table:table-cell office:value-type="float" office:value="0.0668896321070189">
                <text:p>0.0668896321070189</text:p>
              </table:table-cell>
              <table:table-cell office:value-type="float" office:value="0.0621156983310435">
                <text:p>0.0621156983310435</text:p>
              </table:table-cell>
              <table:table-cell office:value-type="float" office:value="0.589030905525123">
                <text:p>0.589030905525123</text:p>
              </table:table-cell>
              <table:table-cell office:value-type="float" office:value="0.804050900718708">
                <text:p>0.804050900718708</text:p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267045454545467">
                <text:p>0.267045454545467</text:p>
                <draw:g>
                  <svg:desc>'Ecarts Normalisés'.B9:'Ecarts Normalisés'.G9</svg:desc>
                </draw:g>
              </table:table-cell>
              <table:table-cell office:value-type="float" office:value="0.586564171122993">
                <text:p>0.586564171122993</text:p>
              </table:table-cell>
              <table:table-cell office:value-type="float" office:value="0.947134387351782">
                <text:p>0.947134387351782</text:p>
              </table:table-cell>
              <table:table-cell office:value-type="float" office:value="1">
                <text:p>1</text:p>
              </table:table-cell>
              <table:table-cell office:value-type="float" office:value="0.989603890395126">
                <text:p>0.989603890395126</text:p>
              </table:table-cell>
              <table:table-cell office:value-type="float" office:value="0.949580117154243">
                <text:p>0.949580117154243</text:p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10:'Ecarts Normalisés'.G10</svg:desc>
                </draw:g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">
                <text:p>1</text:p>
              </table:table-cell>
              <table:table-cell office:value-type="float" office:value="0.717781402936387">
                <text:p>0.717781402936387</text:p>
              </table:table-cell>
              <table:table-cell office:value-type="float" office:value="0.886183810103469">
                <text:p>0.886183810103469</text:p>
              </table:table-cell>
              <table:table-cell office:value-type="float" office:value="0.689213154537817">
                <text:p>0.689213154537817</text:p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11:'Ecarts Normalisés'.G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0.717781402936387">
                <text:p>0.717781402936387</text:p>
              </table:table-cell>
              <table:table-cell office:value-type="float" office:value="0.738486508419557">
                <text:p>0.738486508419557</text:p>
              </table:table-cell>
              <table:table-cell office:value-type="float" office:value="0.750692262219595">
                <text:p>0.750692262219595</text:p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">
                <text:p>0</text:p>
                <draw:g>
                  <svg:desc>'Ecarts Normalisés'.B12:'Ecarts Normalisés'.G12</svg:desc>
                </draw:g>
              </table:table-cell>
              <table:table-cell office:value-type="float" office:value="0.0422794117647059">
                <text:p>0.0422794117647059</text:p>
              </table:table-cell>
              <table:table-cell office:value-type="float" office:value="0.127717391304348">
                <text:p>0.127717391304348</text:p>
              </table:table-cell>
              <table:table-cell office:value-type="float" office:value="0.0332306205062876">
                <text:p>0.0332306205062876</text:p>
              </table:table-cell>
              <table:table-cell office:value-type="float" office:value="0.581802333881863">
                <text:p>0.581802333881863</text:p>
              </table:table-cell>
              <table:table-cell office:value-type="float" office:value="0.710095677956044">
                <text:p>0.7100956779560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26cm" svg:y="0.316cm" chart:style-name="ch2">
          <text:p>instances/tai01.txt</text:p>
        </chart:title>
        <chart:legend chart:legend-position="end" svg:x="11.558cm" svg:y="2cm" style:legend-expansion="high" chart:style-name="ch3"/>
        <chart:plot-area chart:style-name="ch4" table:cell-range-address="Ecarts.A3:Ecarts.B12" chart:data-source-has-labels="column" svg:x="0.32cm" svg:y="1.301cm" svg:width="10.918cm" svg:height="7.519cm">
          <chartooo:coordinate-region svg:x="2.811cm" svg:y="1.497cm" svg:width="8.427cm" svg:height="7.1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3:Ecarts.B3" chart:label-cell-address="Ecarts.A3:Ecarts.A3" chart:class="chart:bar">
            <chart:data-point/>
          </chart:series>
          <chart:series chart:style-name="ch9" chart:values-cell-range-address="Ecarts.B4:Ecarts.B4" chart:label-cell-address="Ecarts.A4:Ecarts.A4" chart:class="chart:bar">
            <chart:data-point/>
          </chart:series>
          <chart:series chart:style-name="ch10" chart:values-cell-range-address="Ecarts.B5:Ecarts.B5" chart:label-cell-address="Ecarts.A5:Ecarts.A5" chart:class="chart:bar">
            <chart:data-point/>
          </chart:series>
          <chart:series chart:style-name="ch11" chart:values-cell-range-address="Ecarts.B6:Ecarts.B6" chart:label-cell-address="Ecarts.A6:Ecarts.A6" chart:class="chart:bar">
            <chart:data-point/>
          </chart:series>
          <chart:series chart:style-name="ch12" chart:values-cell-range-address="Ecarts.B7:Ecarts.B7" chart:label-cell-address="Ecarts.A7:Ecarts.A7" chart:class="chart:bar">
            <chart:data-point/>
          </chart:series>
          <chart:series chart:style-name="ch13" chart:values-cell-range-address="Ecarts.B8:Ecarts.B8" chart:label-cell-address="Ecarts.A8:Ecarts.A8" chart:class="chart:bar">
            <chart:data-point/>
          </chart:series>
          <chart:series chart:style-name="ch14" chart:values-cell-range-address="Ecarts.B9:Ecarts.B9" chart:label-cell-address="Ecarts.A9:Ecarts.A9" chart:class="chart:bar">
            <chart:data-point/>
          </chart:series>
          <chart:series chart:style-name="ch15" chart:values-cell-range-address="Ecarts.B10:Ecarts.B10" chart:label-cell-address="Ecarts.A10:Ecarts.A10" chart:class="chart:bar">
            <chart:data-point/>
          </chart:series>
          <chart:series chart:style-name="ch16" chart:values-cell-range-address="Ecarts.B11:Ecarts.B11" chart:label-cell-address="Ecarts.A11:Ecarts.A11" chart:class="chart:bar">
            <chart:data-point/>
          </chart:series>
          <chart:series chart:style-name="ch17" chart:values-cell-range-address="Ecarts.B12:Ecarts.B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">
                <text:p>0</text:p>
                <draw:g>
                  <svg:desc>Ecarts.B3:Ecarts.B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0150475502587768">
                <text:p>0.00150475502587768</text:p>
                <draw:g>
                  <svg:desc>Ecarts.B4:Ecarts.B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204646683519916">
                <text:p>0.204646683519916</text:p>
                <draw:g>
                  <svg:desc>Ecarts.B5:Ecarts.B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0105332851811793">
                <text:p>0.0105332851811793</text:p>
                <draw:g>
                  <svg:desc>Ecarts.B6:Ecarts.B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">
                <text:p>0</text:p>
                <draw:g>
                  <svg:desc>Ecarts.B7:Ecarts.B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">
                <text:p>0</text:p>
                <draw:g>
                  <svg:desc>Ecarts.B8:Ecarts.B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16716460378433">
                <text:p>0.16716460378433</text:p>
                <draw:g>
                  <svg:desc>Ecarts.B9:Ecarts.B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625978090766823">
                <text:p>0.625978090766823</text:p>
                <draw:g>
                  <svg:desc>Ecarts.B10:Ecarts.B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625978090766823">
                <text:p>0.625978090766823</text:p>
                <draw:g>
                  <svg:desc>Ecarts.B11:Ecarts.B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">
                <text:p>0</text:p>
                <draw:g>
                  <svg:desc>Ecarts.B12:Ecarts.B1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26cm" svg:y="0.316cm" chart:style-name="ch2">
          <text:p>instances/tai11.txt</text:p>
        </chart:title>
        <chart:legend chart:legend-position="end" svg:x="11.558cm" svg:y="2cm" style:legend-expansion="high" chart:style-name="ch3"/>
        <chart:plot-area chart:style-name="ch4" table:cell-range-address="Ecarts.A3:Ecarts.A12 Ecarts.C3:Ecarts.C12" chart:data-source-has-labels="column" svg:x="0.32cm" svg:y="1.301cm" svg:width="10.918cm" svg:height="7.519cm">
          <chartooo:coordinate-region svg:x="2.811cm" svg:y="1.497cm" svg:width="8.427cm" svg:height="7.1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C3:Ecarts.C3" chart:label-cell-address="Ecarts.A3:Ecarts.A3" chart:class="chart:bar">
            <chart:data-point/>
          </chart:series>
          <chart:series chart:style-name="ch9" chart:values-cell-range-address="Ecarts.C4:Ecarts.C4" chart:label-cell-address="Ecarts.A4:Ecarts.A4" chart:class="chart:bar">
            <chart:data-point/>
          </chart:series>
          <chart:series chart:style-name="ch10" chart:values-cell-range-address="Ecarts.C5:Ecarts.C5" chart:label-cell-address="Ecarts.A5:Ecarts.A5" chart:class="chart:bar">
            <chart:data-point/>
          </chart:series>
          <chart:series chart:style-name="ch11" chart:values-cell-range-address="Ecarts.C6:Ecarts.C6" chart:label-cell-address="Ecarts.A6:Ecarts.A6" chart:class="chart:bar">
            <chart:data-point/>
          </chart:series>
          <chart:series chart:style-name="ch12" chart:values-cell-range-address="Ecarts.C7:Ecarts.C7" chart:label-cell-address="Ecarts.A7:Ecarts.A7" chart:class="chart:bar">
            <chart:data-point/>
          </chart:series>
          <chart:series chart:style-name="ch13" chart:values-cell-range-address="Ecarts.C8:Ecarts.C8" chart:label-cell-address="Ecarts.A8:Ecarts.A8" chart:class="chart:bar">
            <chart:data-point/>
          </chart:series>
          <chart:series chart:style-name="ch14" chart:values-cell-range-address="Ecarts.C9:Ecarts.C9" chart:label-cell-address="Ecarts.A9:Ecarts.A9" chart:class="chart:bar">
            <chart:data-point/>
          </chart:series>
          <chart:series chart:style-name="ch15" chart:values-cell-range-address="Ecarts.C10:Ecarts.C10" chart:label-cell-address="Ecarts.A10:Ecarts.A10" chart:class="chart:bar">
            <chart:data-point/>
          </chart:series>
          <chart:series chart:style-name="ch16" chart:values-cell-range-address="Ecarts.C11:Ecarts.C11" chart:label-cell-address="Ecarts.A11:Ecarts.A11" chart:class="chart:bar">
            <chart:data-point/>
          </chart:series>
          <chart:series chart:style-name="ch17" chart:values-cell-range-address="Ecarts.C12:Ecarts.C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1.48667703977438">
                <text:p>1.48667703977438</text:p>
                <draw:g>
                  <svg:desc>Ecarts.C3:Ecarts.C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155596615773614">
                <text:p>0.155596615773614</text:p>
                <draw:g>
                  <svg:desc>Ecarts.C4:Ecarts.C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931756296800539">
                <text:p>0.931756296800539</text:p>
                <draw:g>
                  <svg:desc>Ecarts.C5:Ecarts.C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413911309929008">
                <text:p>0.413911309929008</text:p>
                <draw:g>
                  <svg:desc>Ecarts.C6:Ecarts.C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625425459496253">
                <text:p>0.625425459496253</text:p>
                <draw:g>
                  <svg:desc>Ecarts.C7:Ecarts.C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127637848876798">
                <text:p>0.0127637848876798</text:p>
                <draw:g>
                  <svg:desc>Ecarts.C8:Ecarts.C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26063096195839">
                <text:p>1.26063096195839</text:p>
                <draw:g>
                  <svg:desc>Ecarts.C9:Ecarts.C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1.39064475347661">
                <text:p>1.39064475347661</text:p>
                <draw:g>
                  <svg:desc>Ecarts.C10:Ecarts.C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14917825537295">
                <text:p>2.14917825537295</text:p>
                <draw:g>
                  <svg:desc>Ecarts.C11:Ecarts.C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090865992414665">
                <text:p>0.090865992414665</text:p>
                <draw:g>
                  <svg:desc>Ecarts.C12:Ecarts.C1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85cm" svg:height="9.002cm" xlink:href=".." xlink:type="simple" chart:class="chart:bar" chart:style-name="ch1">
        <chart:title svg:x="6.118cm" svg:y="0.316cm" chart:style-name="ch2">
          <text:p>instances/tai21.txt</text:p>
        </chart:title>
        <chart:legend chart:legend-position="end" svg:x="11.543cm" svg:y="2.001cm" style:legend-expansion="high" chart:style-name="ch3"/>
        <chart:plot-area chart:style-name="ch4" table:cell-range-address="Ecarts.A3:Ecarts.A12 Ecarts.D3:Ecarts.D12" chart:data-source-has-labels="column" svg:x="0.319cm" svg:y="1.301cm" svg:width="10.905cm" svg:height="7.521cm">
          <chartooo:coordinate-region svg:x="2.81cm" svg:y="1.496cm" svg:width="8.414cm" svg:height="7.13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D3:Ecarts.D3" chart:label-cell-address="Ecarts.A3:Ecarts.A3" chart:class="chart:bar">
            <chart:data-point/>
          </chart:series>
          <chart:series chart:style-name="ch9" chart:values-cell-range-address="Ecarts.D4:Ecarts.D4" chart:label-cell-address="Ecarts.A4:Ecarts.A4" chart:class="chart:bar">
            <chart:data-point/>
          </chart:series>
          <chart:series chart:style-name="ch10" chart:values-cell-range-address="Ecarts.D5:Ecarts.D5" chart:label-cell-address="Ecarts.A5:Ecarts.A5" chart:class="chart:bar">
            <chart:data-point/>
          </chart:series>
          <chart:series chart:style-name="ch11" chart:values-cell-range-address="Ecarts.D6:Ecarts.D6" chart:label-cell-address="Ecarts.A6:Ecarts.A6" chart:class="chart:bar">
            <chart:data-point/>
          </chart:series>
          <chart:series chart:style-name="ch12" chart:values-cell-range-address="Ecarts.D7:Ecarts.D7" chart:label-cell-address="Ecarts.A7:Ecarts.A7" chart:class="chart:bar">
            <chart:data-point/>
          </chart:series>
          <chart:series chart:style-name="ch13" chart:values-cell-range-address="Ecarts.D8:Ecarts.D8" chart:label-cell-address="Ecarts.A8:Ecarts.A8" chart:class="chart:bar">
            <chart:data-point/>
          </chart:series>
          <chart:series chart:style-name="ch14" chart:values-cell-range-address="Ecarts.D9:Ecarts.D9" chart:label-cell-address="Ecarts.A9:Ecarts.A9" chart:class="chart:bar">
            <chart:data-point/>
          </chart:series>
          <chart:series chart:style-name="ch15" chart:values-cell-range-address="Ecarts.D10:Ecarts.D10" chart:label-cell-address="Ecarts.A10:Ecarts.A10" chart:class="chart:bar">
            <chart:data-point/>
          </chart:series>
          <chart:series chart:style-name="ch16" chart:values-cell-range-address="Ecarts.D11:Ecarts.D11" chart:label-cell-address="Ecarts.A11:Ecarts.A11" chart:class="chart:bar">
            <chart:data-point/>
          </chart:series>
          <chart:series chart:style-name="ch17" chart:values-cell-range-address="Ecarts.D12:Ecarts.D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1.30563276514518">
                <text:p>1.30563276514518</text:p>
                <draw:g>
                  <svg:desc>Ecarts.D3:Ecarts.D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444559793710865">
                <text:p>0.444559793710865</text:p>
                <draw:g>
                  <svg:desc>Ecarts.D4:Ecarts.D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1.32572586316599">
                <text:p>1.32572586316599</text:p>
                <draw:g>
                  <svg:desc>Ecarts.D5:Ecarts.D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591909179196944">
                <text:p>0.591909179196944</text:p>
                <draw:g>
                  <svg:desc>Ecarts.D6:Ecarts.D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621630220019425">
                <text:p>0.621630220019425</text:p>
                <draw:g>
                  <svg:desc>Ecarts.D7:Ecarts.D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133953986805523">
                <text:p>0.133953986805523</text:p>
                <draw:g>
                  <svg:desc>Ecarts.D8:Ecarts.D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89674278703448">
                <text:p>1.89674278703448</text:p>
                <draw:g>
                  <svg:desc>Ecarts.D9:Ecarts.D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00261210274271">
                <text:p>2.00261210274271</text:p>
                <draw:g>
                  <svg:desc>Ecarts.D10:Ecarts.D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1.56726164562473">
                <text:p>1.56726164562473</text:p>
                <draw:g>
                  <svg:desc>Ecarts.D11:Ecarts.D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255768393556813">
                <text:p>0.255768393556813</text:p>
                <draw:g>
                  <svg:desc>Ecarts.D12:Ecarts.D12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22cm" svg:height="9.002cm" xlink:href=".." xlink:type="simple" chart:class="chart:bar" chart:style-name="ch1">
        <chart:title svg:x="6.137cm" svg:y="0.316cm" chart:style-name="ch2">
          <text:p>instances/tai31.txt</text:p>
        </chart:title>
        <chart:legend chart:legend-position="end" svg:x="11.58cm" svg:y="2.001cm" style:legend-expansion="high" chart:style-name="ch3"/>
        <chart:plot-area chart:style-name="ch4" table:cell-range-address="Ecarts.A3:Ecarts.A12 Ecarts.E3:Ecarts.E12" chart:data-source-has-labels="column" svg:x="0.32cm" svg:y="1.301cm" svg:width="10.94cm" svg:height="7.521cm">
          <chartooo:coordinate-region svg:x="2.811cm" svg:y="1.497cm" svg:width="8.449cm" svg:height="7.1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E3:Ecarts.E3" chart:label-cell-address="Ecarts.A3:Ecarts.A3" chart:class="chart:bar">
            <chart:data-point/>
          </chart:series>
          <chart:series chart:style-name="ch9" chart:values-cell-range-address="Ecarts.E4:Ecarts.E4" chart:label-cell-address="Ecarts.A4:Ecarts.A4" chart:class="chart:bar">
            <chart:data-point/>
          </chart:series>
          <chart:series chart:style-name="ch10" chart:values-cell-range-address="Ecarts.E5:Ecarts.E5" chart:label-cell-address="Ecarts.A5:Ecarts.A5" chart:class="chart:bar">
            <chart:data-point/>
          </chart:series>
          <chart:series chart:style-name="ch11" chart:values-cell-range-address="Ecarts.E6:Ecarts.E6" chart:label-cell-address="Ecarts.A6:Ecarts.A6" chart:class="chart:bar">
            <chart:data-point/>
          </chart:series>
          <chart:series chart:style-name="ch12" chart:values-cell-range-address="Ecarts.E7:Ecarts.E7" chart:label-cell-address="Ecarts.A7:Ecarts.A7" chart:class="chart:bar">
            <chart:data-point/>
          </chart:series>
          <chart:series chart:style-name="ch13" chart:values-cell-range-address="Ecarts.E8:Ecarts.E8" chart:label-cell-address="Ecarts.A8:Ecarts.A8" chart:class="chart:bar">
            <chart:data-point/>
          </chart:series>
          <chart:series chart:style-name="ch14" chart:values-cell-range-address="Ecarts.E9:Ecarts.E9" chart:label-cell-address="Ecarts.A9:Ecarts.A9" chart:class="chart:bar">
            <chart:data-point/>
          </chart:series>
          <chart:series chart:style-name="ch15" chart:values-cell-range-address="Ecarts.E10:Ecarts.E10" chart:label-cell-address="Ecarts.A10:Ecarts.A10" chart:class="chart:bar">
            <chart:data-point/>
          </chart:series>
          <chart:series chart:style-name="ch16" chart:values-cell-range-address="Ecarts.E11:Ecarts.E11" chart:label-cell-address="Ecarts.A11:Ecarts.A11" chart:class="chart:bar">
            <chart:data-point/>
          </chart:series>
          <chart:series chart:style-name="ch17" chart:values-cell-range-address="Ecarts.E12:Ecarts.E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177552806958097">
                <text:p>0.177552806958097</text:p>
                <draw:g>
                  <svg:desc>Ecarts.E3:Ecarts.E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667146729922035">
                <text:p>0.0667146729922035</text:p>
                <draw:g>
                  <svg:desc>Ecarts.E4:Ecarts.E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197320117474303">
                <text:p>0.197320117474303</text:p>
                <draw:g>
                  <svg:desc>Ecarts.E5:Ecarts.E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00776572913137175">
                <text:p>0.00776572913137175</text:p>
                <draw:g>
                  <svg:desc>Ecarts.E6:Ecarts.E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0155314582627435">
                <text:p>0.0155314582627435</text:p>
                <draw:g>
                  <svg:desc>Ecarts.E7:Ecarts.E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158844459505278">
                <text:p>0.0158844459505278</text:p>
                <draw:g>
                  <svg:desc>Ecarts.E8:Ecarts.E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255723534908554">
                <text:p>0.255723534908554</text:p>
                <draw:g>
                  <svg:desc>Ecarts.E9:Ecarts.E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183553597650514">
                <text:p>0.183553597650514</text:p>
                <draw:g>
                  <svg:desc>Ecarts.E10:Ecarts.E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183553597650514">
                <text:p>0.183553597650514</text:p>
                <draw:g>
                  <svg:desc>Ecarts.E11:Ecarts.E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00849785174307255">
                <text:p>0.00849785174307255</text:p>
                <draw:g>
                  <svg:desc>Ecarts.E12:Ecarts.E12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23cm" svg:height="9.002cm" xlink:href=".." xlink:type="simple" chart:class="chart:bar" chart:style-name="ch1">
        <chart:title svg:x="6.137cm" svg:y="0.316cm" chart:style-name="ch2">
          <text:p>instances/tai41.txt</text:p>
        </chart:title>
        <chart:legend chart:legend-position="end" svg:x="11.581cm" svg:y="2.001cm" style:legend-expansion="high" chart:style-name="ch3"/>
        <chart:plot-area chart:style-name="ch4" table:cell-range-address="Ecarts.A3:Ecarts.A12 Ecarts.F3:Ecarts.F12" chart:data-source-has-labels="column" svg:x="0.32cm" svg:y="1.301cm" svg:width="10.941cm" svg:height="7.521cm">
          <chartooo:coordinate-region svg:x="2.811cm" svg:y="1.496cm" svg:width="8.45cm" svg:height="7.13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F3:Ecarts.F3" chart:label-cell-address="Ecarts.A3:Ecarts.A3" chart:class="chart:bar">
            <chart:data-point/>
          </chart:series>
          <chart:series chart:style-name="ch9" chart:values-cell-range-address="Ecarts.F4:Ecarts.F4" chart:label-cell-address="Ecarts.A4:Ecarts.A4" chart:class="chart:bar">
            <chart:data-point/>
          </chart:series>
          <chart:series chart:style-name="ch10" chart:values-cell-range-address="Ecarts.F5:Ecarts.F5" chart:label-cell-address="Ecarts.A5:Ecarts.A5" chart:class="chart:bar">
            <chart:data-point/>
          </chart:series>
          <chart:series chart:style-name="ch11" chart:values-cell-range-address="Ecarts.F6:Ecarts.F6" chart:label-cell-address="Ecarts.A6:Ecarts.A6" chart:class="chart:bar">
            <chart:data-point/>
          </chart:series>
          <chart:series chart:style-name="ch12" chart:values-cell-range-address="Ecarts.F7:Ecarts.F7" chart:label-cell-address="Ecarts.A7:Ecarts.A7" chart:class="chart:bar">
            <chart:data-point/>
          </chart:series>
          <chart:series chart:style-name="ch13" chart:values-cell-range-address="Ecarts.F8:Ecarts.F8" chart:label-cell-address="Ecarts.A8:Ecarts.A8" chart:class="chart:bar">
            <chart:data-point/>
          </chart:series>
          <chart:series chart:style-name="ch14" chart:values-cell-range-address="Ecarts.F9:Ecarts.F9" chart:label-cell-address="Ecarts.A9:Ecarts.A9" chart:class="chart:bar">
            <chart:data-point/>
          </chart:series>
          <chart:series chart:style-name="ch15" chart:values-cell-range-address="Ecarts.F10:Ecarts.F10" chart:label-cell-address="Ecarts.A10:Ecarts.A10" chart:class="chart:bar">
            <chart:data-point/>
          </chart:series>
          <chart:series chart:style-name="ch16" chart:values-cell-range-address="Ecarts.F11:Ecarts.F11" chart:label-cell-address="Ecarts.A11:Ecarts.A11" chart:class="chart:bar">
            <chart:data-point/>
          </chart:series>
          <chart:series chart:style-name="ch17" chart:values-cell-range-address="Ecarts.F12:Ecarts.F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4.75368412931101">
                <text:p>4.75368412931101</text:p>
                <draw:g>
                  <svg:desc>Ecarts.F3:Ecarts.F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4.52222050767687">
                <text:p>4.52222050767687</text:p>
                <draw:g>
                  <svg:desc>Ecarts.F4:Ecarts.F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3.83265180155852">
                <text:p>3.83265180155852</text:p>
                <draw:g>
                  <svg:desc>Ecarts.F5:Ecarts.F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3.75003214772522">
                <text:p>3.75003214772522</text:p>
                <draw:g>
                  <svg:desc>Ecarts.F6:Ecarts.F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4.35955301802845">
                <text:p>4.35955301802845</text:p>
                <draw:g>
                  <svg:desc>Ecarts.F7:Ecarts.F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2.80006686726847">
                <text:p>2.80006686726847</text:p>
                <draw:g>
                  <svg:desc>Ecarts.F8:Ecarts.F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4.70426430807574">
                <text:p>4.70426430807574</text:p>
                <draw:g>
                  <svg:desc>Ecarts.F9:Ecarts.F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4.21263791374122">
                <text:p>4.21263791374122</text:p>
                <draw:g>
                  <svg:desc>Ecarts.F10:Ecarts.F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3.51053159478435">
                <text:p>3.51053159478435</text:p>
                <draw:g>
                  <svg:desc>Ecarts.F11:Ecarts.F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2.76570452097032">
                <text:p>2.76570452097032</text:p>
                <draw:g>
                  <svg:desc>Ecarts.F12:Ecarts.F12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23cm" svg:height="9.002cm" xlink:href=".." xlink:type="simple" chart:class="chart:bar" chart:style-name="ch1">
        <chart:title svg:x="6.137cm" svg:y="0.316cm" chart:style-name="ch2">
          <text:p>instances/tai51.txt</text:p>
        </chart:title>
        <chart:legend chart:legend-position="end" svg:x="11.581cm" svg:y="2.001cm" style:legend-expansion="high" chart:style-name="ch3"/>
        <chart:plot-area chart:style-name="ch4" table:cell-range-address="Ecarts.A3:Ecarts.A12 Ecarts.G3:Ecarts.G12" chart:data-source-has-labels="column" svg:x="0.32cm" svg:y="1.301cm" svg:width="10.941cm" svg:height="7.521cm">
          <chartooo:coordinate-region svg:x="2.811cm" svg:y="1.496cm" svg:width="8.45cm" svg:height="7.13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G3:Ecarts.G3" chart:label-cell-address="Ecarts.A3:Ecarts.A3" chart:class="chart:bar">
            <chart:data-point/>
          </chart:series>
          <chart:series chart:style-name="ch9" chart:values-cell-range-address="Ecarts.G4:Ecarts.G4" chart:label-cell-address="Ecarts.A4:Ecarts.A4" chart:class="chart:bar">
            <chart:data-point/>
          </chart:series>
          <chart:series chart:style-name="ch10" chart:values-cell-range-address="Ecarts.G5:Ecarts.G5" chart:label-cell-address="Ecarts.A5:Ecarts.A5" chart:class="chart:bar">
            <chart:data-point/>
          </chart:series>
          <chart:series chart:style-name="ch11" chart:values-cell-range-address="Ecarts.G6:Ecarts.G6" chart:label-cell-address="Ecarts.A6:Ecarts.A6" chart:class="chart:bar">
            <chart:data-point/>
          </chart:series>
          <chart:series chart:style-name="ch12" chart:values-cell-range-address="Ecarts.G7:Ecarts.G7" chart:label-cell-address="Ecarts.A7:Ecarts.A7" chart:class="chart:bar">
            <chart:data-point/>
          </chart:series>
          <chart:series chart:style-name="ch13" chart:values-cell-range-address="Ecarts.G8:Ecarts.G8" chart:label-cell-address="Ecarts.A8:Ecarts.A8" chart:class="chart:bar">
            <chart:data-point/>
          </chart:series>
          <chart:series chart:style-name="ch14" chart:values-cell-range-address="Ecarts.G9:Ecarts.G9" chart:label-cell-address="Ecarts.A9:Ecarts.A9" chart:class="chart:bar">
            <chart:data-point/>
          </chart:series>
          <chart:series chart:style-name="ch15" chart:values-cell-range-address="Ecarts.G10:Ecarts.G10" chart:label-cell-address="Ecarts.A10:Ecarts.A10" chart:class="chart:bar">
            <chart:data-point/>
          </chart:series>
          <chart:series chart:style-name="ch16" chart:values-cell-range-address="Ecarts.G11:Ecarts.G11" chart:label-cell-address="Ecarts.A11:Ecarts.A11" chart:class="chart:bar">
            <chart:data-point/>
          </chart:series>
          <chart:series chart:style-name="ch17" chart:values-cell-range-address="Ecarts.G12:Ecarts.G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8.00517104216388">
                <text:p>8.00517104216388</text:p>
                <draw:g>
                  <svg:desc>Ecarts.G3:Ecarts.G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8.19538787915877">
                <text:p>8.19538787915877</text:p>
                <draw:g>
                  <svg:desc>Ecarts.G4:Ecarts.G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6.43957938110683">
                <text:p>6.43957938110683</text:p>
                <draw:g>
                  <svg:desc>Ecarts.G5:Ecarts.G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7.76548762825613">
                <text:p>7.76548762825613</text:p>
                <draw:g>
                  <svg:desc>Ecarts.G6:Ecarts.G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6.39419252187749">
                <text:p>6.39419252187749</text:p>
                <draw:g>
                  <svg:desc>Ecarts.G7:Ecarts.G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6.58950900597679">
                <text:p>6.58950900597679</text:p>
                <draw:g>
                  <svg:desc>Ecarts.G8:Ecarts.G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7.78217738241604">
                <text:p>7.78217738241604</text:p>
                <draw:g>
                  <svg:desc>Ecarts.G9:Ecarts.G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5.64836913285601">
                <text:p>5.64836913285601</text:p>
                <draw:g>
                  <svg:desc>Ecarts.G10:Ecarts.G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6.15221426677274">
                <text:p>6.15221426677274</text:p>
                <draw:g>
                  <svg:desc>Ecarts.G11:Ecarts.G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5.81950951216399">
                <text:p>5.81950951216399</text:p>
                <draw:g>
                  <svg:desc>Ecarts.G12:Ecarts.G12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2cm" svg:height="9.002cm" xlink:href=".." xlink:type="simple" chart:class="chart:bar" chart:style-name="ch1">
        <chart:title svg:x="5.567cm" svg:y="0.316cm" chart:style-name="ch2">
          <text:p>Ecart moyen à l'optimal</text:p>
        </chart:title>
        <chart:legend chart:legend-position="end" svg:x="11.55cm" svg:y="2.001cm" style:legend-expansion="high" chart:style-name="ch3"/>
        <chart:plot-area chart:style-name="ch4" table:cell-range-address="Ecarts.A3:Ecarts.A12 Ecarts.I3:Ecarts.I12" chart:data-source-has-labels="column" svg:x="0.319cm" svg:y="1.301cm" svg:width="10.912cm" svg:height="7.521cm">
          <chartooo:coordinate-region svg:x="1.064cm" svg:y="1.496cm" svg:width="10.167cm" svg:height="7.13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I3:Ecarts.I3" chart:label-cell-address="Ecarts.A3:Ecarts.A3" chart:class="chart:bar">
            <chart:data-point/>
          </chart:series>
          <chart:series chart:style-name="ch9" chart:values-cell-range-address="Ecarts.I4:Ecarts.I4" chart:label-cell-address="Ecarts.A4:Ecarts.A4" chart:class="chart:bar">
            <chart:data-point/>
          </chart:series>
          <chart:series chart:style-name="ch10" chart:values-cell-range-address="Ecarts.I5:Ecarts.I5" chart:label-cell-address="Ecarts.A5:Ecarts.A5" chart:class="chart:bar">
            <chart:data-point/>
          </chart:series>
          <chart:series chart:style-name="ch11" chart:values-cell-range-address="Ecarts.I6:Ecarts.I6" chart:label-cell-address="Ecarts.A6:Ecarts.A6" chart:class="chart:bar">
            <chart:data-point/>
          </chart:series>
          <chart:series chart:style-name="ch12" chart:values-cell-range-address="Ecarts.I7:Ecarts.I7" chart:label-cell-address="Ecarts.A7:Ecarts.A7" chart:class="chart:bar">
            <chart:data-point/>
          </chart:series>
          <chart:series chart:style-name="ch13" chart:values-cell-range-address="Ecarts.I8:Ecarts.I8" chart:label-cell-address="Ecarts.A8:Ecarts.A8" chart:class="chart:bar">
            <chart:data-point/>
          </chart:series>
          <chart:series chart:style-name="ch14" chart:values-cell-range-address="Ecarts.I9:Ecarts.I9" chart:label-cell-address="Ecarts.A9:Ecarts.A9" chart:class="chart:bar">
            <chart:data-point/>
          </chart:series>
          <chart:series chart:style-name="ch15" chart:values-cell-range-address="Ecarts.I10:Ecarts.I10" chart:label-cell-address="Ecarts.A10:Ecarts.A10" chart:class="chart:bar">
            <chart:data-point/>
          </chart:series>
          <chart:series chart:style-name="ch16" chart:values-cell-range-address="Ecarts.I11:Ecarts.I11" chart:label-cell-address="Ecarts.A11:Ecarts.A11" chart:class="chart:bar">
            <chart:data-point/>
          </chart:series>
          <chart:series chart:style-name="ch17" chart:values-cell-range-address="Ecarts.I12:Ecarts.I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2.62145296389209">
                <text:p>2.62145296389209</text:p>
                <draw:g>
                  <svg:desc>Ecarts.I3:Ecarts.I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2.23099737072303">
                <text:p>2.23099737072303</text:p>
                <draw:g>
                  <svg:desc>Ecarts.I4:Ecarts.I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2.15528002393768">
                <text:p>2.15528002393768</text:p>
                <draw:g>
                  <svg:desc>Ecarts.I5:Ecarts.I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2.08993987990331">
                <text:p>2.08993987990331</text:p>
                <draw:g>
                  <svg:desc>Ecarts.I6:Ecarts.I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2.00272211294739">
                <text:p>2.00272211294739</text:p>
                <draw:g>
                  <svg:desc>Ecarts.I7:Ecarts.I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1.59202968181483">
                <text:p>1.59202968181483</text:p>
                <draw:g>
                  <svg:desc>Ecarts.I8:Ecarts.I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2.67778392969626">
                <text:p>2.67778392969626</text:p>
                <draw:g>
                  <svg:desc>Ecarts.I9:Ecarts.I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34396593187231">
                <text:p>2.34396593187231</text:p>
                <draw:g>
                  <svg:desc>Ecarts.I10:Ecarts.I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36478624182868">
                <text:p>2.36478624182868</text:p>
                <draw:g>
                  <svg:desc>Ecarts.I11:Ecarts.I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1.49005771180814">
                <text:p>1.49005771180814</text:p>
                <draw:g>
                  <svg:desc>Ecarts.I12:Ecarts.I12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